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9244in"/>
    </style:style>
    <style:style style:name="co4" style:family="table-column">
      <style:table-column-properties fo:break-before="auto" style:column-width="0.99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5335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.7839in"/>
    </style:style>
    <style:style style:name="co9" style:family="table-column">
      <style:table-column-properties fo:break-before="auto" style:column-width="0.8307in"/>
    </style:style>
    <style:style style:name="co10" style:family="table-column">
      <style:table-column-properties fo:break-before="auto" style:column-width="2.0957in"/>
    </style:style>
    <style:style style:name="co11" style:family="table-column">
      <style:table-column-properties fo:break-before="auto" style:column-width="0.4453in"/>
    </style:style>
    <style:style style:name="co12" style:family="table-column">
      <style:table-column-properties fo:break-before="auto" style:column-width="0.4591in"/>
    </style:style>
    <style:style style:name="co13" style:family="table-column">
      <style:table-column-properties fo:break-before="auto" style:column-width="2.0366in"/>
    </style:style>
    <style:style style:name="co14" style:family="table-column">
      <style:table-column-properties fo:break-before="auto" style:column-width="3.5866in"/>
    </style:style>
    <style:style style:name="co15" style:family="table-column">
      <style:table-column-properties fo:break-before="auto" style:column-width="1.0665in"/>
    </style:style>
    <style:style style:name="co16" style:family="table-column">
      <style:table-column-properties fo:break-before="auto" style:column-width="2.7043in"/>
    </style:style>
    <style:style style:name="co17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0.5846in"/>
    </style:style>
    <style:style style:name="co19" style:family="table-column">
      <style:table-column-properties fo:break-before="auto" style:column-width="2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764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1.1626in" fo:break-before="auto" style:use-optimal-row-height="true"/>
    </style:style>
    <style:style style:name="ro8" style:family="table-row">
      <style:table-row-properties style:row-height="0.65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204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205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206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207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5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210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211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212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213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214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6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67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in"/>
    </style:style>
    <style:style style:name="ce7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73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21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22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23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24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8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95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3" style:family="table-cell" style:parent-style-name="Default">
      <style:table-cell-properties fo:background-color="#ffffa6" fo:border="0.06pt solid #000000"/>
    </style:style>
    <style:style style:name="ce104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105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12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5" style:family="table-cell" style:parent-style-name="Default">
      <style:text-properties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7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55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-bottom="0.06pt solid #000000" fo:background-color="#ffff38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30" style:family="table-cell" style:parent-style-name="Default">
      <style:table-cell-properties fo:border-bottom="0.06pt solid #000000" fo:background-color="#ffff38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0" style:family="table-cell" style:parent-style-name="Default">
      <style:table-cell-properties fo:border-bottom="0.06pt solid #000000" fo:background-color="#a1467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137" style:family="table-cell" style:parent-style-name="Default">
      <style:table-cell-properties fo:border-bottom="0.06pt solid #000000" fo:background-color="#ffff38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40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141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0.06pt solid #000000" fo:border-left="none" fo:border-right="none" fo:border-top="0.06pt solid #000000"/>
    </style:style>
    <style:style style:name="ce14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77" style:family="table-cell" style:parent-style-name="Default">
      <style:table-cell-properties fo:border-bottom="0.06pt solid #000000" fo:background-color="#ff383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92" style:family="table-cell" style:parent-style-name="Default" style:data-style-name="N10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193" style:family="table-cell" style:parent-style-name="Default" style:data-style-name="N100">
      <style:table-cell-properties fo:border="0.06pt solid #000000"/>
      <style:text-properties fo:font-size="8pt" style:font-size-asian="8pt" style:font-size-complex="8pt"/>
    </style:style>
    <style:style style:name="ce194" style:family="table-cell" style:parent-style-name="Default" style:data-style-name="N100"/>
    <style:style style:name="ce82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83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9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0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0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">
          <table:table-cell table:number-columns-repeated="4"/>
        </table:table-row>
        <table:table-row table:style-name="ro2">
          <table:table-cell/>
          <table:table-cell table:style-name="ce204" office:value-type="string" calcext:value-type="string" table:number-columns-spanned="1" table:number-rows-spanned="3">
            <text:p>High Memory</text:p>
            <text:p>32 KB</text:p>
          </table:table-cell>
          <table:table-cell table:style-name="ce5" office:value-type="string" calcext:value-type="string" table:number-columns-spanned="1" table:number-rows-spanned="3">
            <text:p>RAM</text:p>
            <text:p>32 KB</text:p>
          </table:table-cell>
          <table:table-cell table:style-name="ce212" office:value-type="string" calcext:value-type="string">
            <text:p>$FFFF</text:p>
          </table:table-cell>
        </table:table-row>
        <table:table-row table:style-name="ro2">
          <table:table-cell/>
          <table:covered-table-cell table:style-name="ce205"/>
          <table:covered-table-cell table:style-name="ce5"/>
          <table:table-cell table:style-name="ce213"/>
        </table:table-row>
        <table:table-row table:style-name="ro2">
          <table:table-cell/>
          <table:covered-table-cell table:style-name="ce205"/>
          <table:covered-table-cell table:style-name="ce5"/>
          <table:table-cell table:style-name="ce214" office:value-type="string" calcext:value-type="string">
            <text:p>$8000</text:p>
          </table:table-cell>
        </table:table-row>
        <table:table-row table:style-name="ro2">
          <table:table-cell/>
          <table:table-cell table:style-name="ce206" office:value-type="string" calcext:value-type="string" table:number-columns-spanned="1" table:number-rows-spanned="6">
            <text:p>Low Memory</text:p>
            <text:p>32 KB</text:p>
          </table:table-cell>
          <table:table-cell table:style-name="ce5" office:value-type="string" calcext:value-type="string" table:number-columns-spanned="1" table:number-rows-spanned="3">
            <text:p>RAM</text:p>
            <text:p>16 KB</text:p>
          </table:table-cell>
          <table:table-cell table:style-name="ce212" office:value-type="string" calcext:value-type="string">
            <text:p>$7FFF</text:p>
          </table:table-cell>
        </table:table-row>
        <table:table-row table:style-name="ro2">
          <table:table-cell/>
          <table:covered-table-cell table:style-name="ce207"/>
          <table:covered-table-cell table:style-name="ce210"/>
          <table:table-cell table:style-name="ce213"/>
        </table:table-row>
        <table:table-row table:style-name="ro2">
          <table:table-cell/>
          <table:covered-table-cell table:style-name="ce207"/>
          <table:covered-table-cell table:style-name="ce210"/>
          <table:table-cell table:style-name="ce214" office:value-type="string" calcext:value-type="string">
            <text:p>$4000</text:p>
          </table:table-cell>
        </table:table-row>
        <table:table-row table:style-name="ro2">
          <table:table-cell/>
          <table:covered-table-cell table:style-name="ce207"/>
          <table:table-cell table:style-name="ce211" office:value-type="string" calcext:value-type="string" table:number-columns-spanned="1" table:number-rows-spanned="3">
            <text:p>ROM</text:p>
            <text:p>16 KB</text:p>
          </table:table-cell>
          <table:table-cell table:style-name="ce212" office:value-type="string" calcext:value-type="string">
            <text:p>$3FFF</text:p>
          </table:table-cell>
        </table:table-row>
        <table:table-row table:style-name="ro2">
          <table:table-cell/>
          <table:covered-table-cell table:number-columns-repeated="2" table:style-name="ce207"/>
          <table:table-cell table:style-name="ce213"/>
        </table:table-row>
        <table:table-row table:style-name="ro2">
          <table:table-cell/>
          <table:covered-table-cell table:number-columns-repeated="2" table:style-name="ce207"/>
          <table:table-cell table:style-name="ce214" office:value-type="string" calcext:value-type="string">
            <text:p>$0000</text:p>
          </table:table-cell>
        </table:table-row>
      </table:table>
      <table:table table:name="ROM" table:style-name="ta1">
        <table:table-column table:style-name="co5" table:default-cell-style-name="ce68"/>
        <table:table-column table:style-name="co6" table:default-cell-style-name="ce6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8"/>
        <table:table-column table:style-name="co1" table:default-cell-style-name="Default"/>
        <table:table-row table:style-name="ro1">
          <table:table-cell table:style-name="ce64" office:value-type="string" calcext:value-type="string" table:number-columns-spanned="2" table:number-rows-spanned="1">
            <text:p>Addres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escription</text:p>
          </table:table-cell>
          <table:covered-table-cell table:style-name="ce16"/>
          <table:covered-table-cell table:style-name="ce94"/>
          <table:table-cell table:style-name="ce87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65" office:value-type="string" calcext:value-type="string" table:number-columns-spanned="5" table:number-rows-spanned="1">
            <text:p>ROM</text:p>
          </table:table-cell>
          <table:covered-table-cell table:style-name="ce70"/>
          <table:covered-table-cell table:number-columns-repeated="3" table:style-name="ce72"/>
          <table:table-cell table:style-name="ce105" table:formula="of:=COM.MICROSOFT.CONCAT(TEXT(SUM([.F3:.F9]);&quot;#####&quot;); &quot; (&quot;; TEXT((SUM([.F3:.F9])-[.F7])/1024;&quot;#####&quot;); &quot; KB)&quot;)" office:value-type="string" office:string-value="15184 (15 KB)" calcext:value-type="string">
            <text:p>15184 (15 KB)</text:p>
          </table:table-cell>
          <table:table-cell table:style-name="ce115"/>
        </table:table-row>
        <table:table-row table:style-name="ro1">
          <table:table-cell table:style-name="ce66" office:value-type="string" calcext:value-type="string">
            <text:p>0008</text:p>
          </table:table-cell>
          <table:table-cell table:style-name="ce66" office:value-type="string" calcext:value-type="string">
            <text:p>01D9</text:p>
          </table:table-cell>
          <table:table-cell table:style-name="ce73" office:value-type="string" calcext:value-type="string" table:number-columns-spanned="2" table:number-rows-spanned="1">
            <text:p>Initialise SIO/2</text:p>
          </table:table-cell>
          <table:covered-table-cell table:style-name="ce21"/>
          <table:table-cell table:style-name="ce95" table:formula="of:=COM.MICROSOFT.CONCAT(&quot;BIOS &quot;;CHAR(10);CHAR(13);TEXT(SUM([.F3:.F5]);&quot;####&quot;);&quot; bytes&quot;)" office:value-type="string" office:string-value="BIOS &#10;&#13;5056 bytes" calcext:value-type="string" table:number-columns-spanned="1" table:number-rows-spanned="3">
            <text:p>BIOS </text:p>
            <text:p>5056 bytes</text:p>
          </table:table-cell>
          <table:table-cell table:style-name="ce106" table:formula="of:=HEX2DEC([.B3])-HEX2DEC([.A3])+1" office:value-type="float" office:value="466" calcext:value-type="float">
            <text:p>466</text:p>
          </table:table-cell>
          <table:table-cell table:formula="of:=[.F3]/8" office:value-type="float" office:value="58.25" calcext:value-type="float">
            <text:p>58.25</text:p>
          </table:table-cell>
        </table:table-row>
        <table:table-row table:style-name="ro1">
          <table:table-cell table:style-name="ce67" table:formula="of:=DEC2HEX(HEX2DEC([.B3])+1; 4)" office:value-type="string" office:string-value="01DA" calcext:value-type="string">
            <text:p>01DA</text:p>
          </table:table-cell>
          <table:table-cell table:style-name="ce66" office:value-type="string" calcext:value-type="string">
            <text:p>133F</text:p>
          </table:table-cell>
          <table:table-cell table:style-name="ce21" office:value-type="string" calcext:value-type="string" table:number-columns-spanned="2" table:number-rows-spanned="1">
            <text:p>BIOS code</text:p>
          </table:table-cell>
          <table:covered-table-cell table:style-name="ce21"/>
          <table:covered-table-cell table:style-name="ce96" table:formula="of:=SUM([.F3:.F5])" office:value-type="float" office:value="5056" calcext:value-type="float">
            <text:p>5056</text:p>
          </table:covered-table-cell>
          <table:table-cell table:style-name="ce106" table:formula="of:=HEX2DEC([.B4])-HEX2DEC([.A4])+1+8" office:value-type="float" office:value="4462" calcext:value-type="float">
            <text:p>4462</text:p>
          </table:table-cell>
          <table:table-cell table:formula="of:=[.F4]/8" office:value-type="float" office:value="557.75" calcext:value-type="float">
            <text:p>557.75</text:p>
          </table:table-cell>
        </table:table-row>
        <table:table-row table:style-name="ro1">
          <table:table-cell table:style-name="ce67" table:formula="of:=DEC2HEX(HEX2DEC([.B4])+1; 4)" office:value-type="string" office:string-value="1340" calcext:value-type="string">
            <text:p>1340</text:p>
          </table:table-cell>
          <table:table-cell table:style-name="ce66" office:value-type="string" calcext:value-type="string">
            <text:p>13BF</text:p>
          </table:table-cell>
          <table:table-cell table:style-name="ce21" office:value-type="string" calcext:value-type="string" table:number-columns-spanned="2" table:number-rows-spanned="1">
            <text:p>BIOS Jumpblock</text:p>
          </table:table-cell>
          <table:covered-table-cell table:style-name="ce21"/>
          <table:covered-table-cell table:style-name="ce96"/>
          <table:table-cell table:style-name="ce106" table:formula="of:=HEX2DEC([.B5])-HEX2DEC([.A5])+1" office:value-type="float" office:value="128" calcext:value-type="float">
            <text:p>128</text:p>
          </table:table-cell>
          <table:table-cell table:formula="of:=[.F5]/8" office:value-type="float" office:value="16" calcext:value-type="float">
            <text:p>16</text:p>
          </table:table-cell>
        </table:table-row>
        <table:table-row table:style-name="ro1">
          <table:table-cell table:style-name="ce67" table:formula="of:=DEC2HEX(HEX2DEC([.B5])+1; 4)" office:value-type="string" office:string-value="13C0" calcext:value-type="string">
            <text:p>13C0</text:p>
          </table:table-cell>
          <table:table-cell table:style-name="ce66" office:value-type="string" calcext:value-type="string">
            <text:p>26FF</text:p>
          </table:table-cell>
          <table:table-cell table:style-name="ce22" office:value-type="string" calcext:value-type="string" table:number-columns-spanned="2" table:number-rows-spanned="1">
            <text:p>Kernel code</text:p>
          </table:table-cell>
          <table:covered-table-cell table:style-name="ce22"/>
          <table:table-cell table:style-name="ce31" table:formula="of:=COM.MICROSOFT.CONCAT(&quot;Kernel &quot;;CHAR(10);CHAR(13);TEXT([.F6]+[.F8];&quot;####&quot;);&quot; bytes&quot;)" office:value-type="string" office:string-value="Kernel &#10;&#13;5056 bytes" calcext:value-type="string" table:number-columns-spanned="1" table:number-rows-spanned="3">
            <text:p>Kernel </text:p>
            <text:p>5056 bytes</text:p>
          </table:table-cell>
          <table:table-cell table:style-name="ce106" table:formula="of:=HEX2DEC([.B6])-HEX2DEC([.A6])+1" office:value-type="float" office:value="4928" calcext:value-type="float">
            <text:p>4928</text:p>
          </table:table-cell>
          <table:table-cell table:formula="of:=[.F6]/8" office:value-type="float" office:value="616" calcext:value-type="float">
            <text:p>616</text:p>
          </table:table-cell>
        </table:table-row>
        <table:table-row table:style-name="ro1">
          <table:table-cell table:style-name="ce67" table:formula="of:=DEC2HEX(HEX2DEC([.B6])-15; 4)" office:value-type="string" office:string-value="26F0" calcext:value-type="string">
            <text:p>26F0</text:p>
          </table:table-cell>
          <table:table-cell table:style-name="ce71" table:formula="of:=[.B6]" office:value-type="string" office:string-value="26FF" calcext:value-type="string">
            <text:p>26FF</text:p>
          </table:table-cell>
          <table:table-cell table:style-name="ce22" office:value-type="string" calcext:value-type="string" table:number-columns-spanned="2" table:number-rows-spanned="1">
            <text:p>dzOS version build</text:p>
          </table:table-cell>
          <table:covered-table-cell table:style-name="ce22"/>
          <table:covered-table-cell table:style-name="ce31"/>
          <table:table-cell table:style-name="ce106" table:formula="of:=HEX2DEC([.B7])-HEX2DEC([.A7])+1" office:value-type="float" office:value="16" calcext:value-type="float">
            <text:p>16</text:p>
          </table:table-cell>
          <table:table-cell table:formula="of:=[.F7]/8" office:value-type="float" office:value="2" calcext:value-type="float">
            <text:p>2</text:p>
          </table:table-cell>
        </table:table-row>
        <table:table-row table:style-name="ro1">
          <table:table-cell table:style-name="ce67" table:formula="of:=DEC2HEX(HEX2DEC([.B6])+1; 4)" office:value-type="string" office:string-value="2700" calcext:value-type="string">
            <text:p>2700</text:p>
          </table:table-cell>
          <table:table-cell table:style-name="ce66" office:value-type="string" calcext:value-type="string">
            <text:p>277F</text:p>
          </table:table-cell>
          <table:table-cell table:style-name="ce22" office:value-type="string" calcext:value-type="string" table:number-columns-spanned="2" table:number-rows-spanned="1">
            <text:p>Kernel Jumpblock</text:p>
          </table:table-cell>
          <table:covered-table-cell table:style-name="ce22"/>
          <table:covered-table-cell table:style-name="ce98"/>
          <table:table-cell table:style-name="ce106" table:formula="of:=HEX2DEC([.B8])-HEX2DEC([.A8])+1" office:value-type="float" office:value="128" calcext:value-type="float">
            <text:p>128</text:p>
          </table:table-cell>
          <table:table-cell table:formula="of:=[.F8]/8" office:value-type="float" office:value="16" calcext:value-type="float">
            <text:p>16</text:p>
          </table:table-cell>
        </table:table-row>
        <table:table-row table:style-name="ro3">
          <table:table-cell table:style-name="ce67" table:formula="of:=DEC2HEX(HEX2DEC([.B8])+1; 4)" office:value-type="string" office:string-value="2780" calcext:value-type="string">
            <text:p>2780</text:p>
          </table:table-cell>
          <table:table-cell table:style-name="ce66" office:value-type="string" calcext:value-type="string">
            <text:p>3B3F</text:p>
          </table:table-cell>
          <table:table-cell table:style-name="ce23" office:value-type="string" calcext:value-type="string" table:number-columns-spanned="2" table:number-rows-spanned="1">
            <text:p>CLI code</text:p>
          </table:table-cell>
          <table:covered-table-cell table:style-name="ce23"/>
          <table:table-cell table:style-name="ce99" table:formula="of:=COM.MICROSOFT.CONCAT(&quot;CLI &quot;;CHAR(10);CHAR(13);TEXT(SUM([.F9:.F9]);&quot;####&quot;);&quot; bytes&quot;)" office:value-type="string" office:string-value="CLI &#10;&#13;5056 bytes" calcext:value-type="string">
            <text:p>CLI </text:p>
            <text:p>5056 bytes</text:p>
          </table:table-cell>
          <table:table-cell table:style-name="ce106" table:formula="of:=HEX2DEC([.B9])-HEX2DEC([.A9])+1" office:value-type="float" office:value="5056" calcext:value-type="float">
            <text:p>5056</text:p>
          </table:table-cell>
          <table:table-cell table:formula="of:=[.F9]/8" office:value-type="float" office:value="632" calcext:value-type="float">
            <text:p>632</text:p>
          </table:table-cell>
        </table:table-row>
        <table:table-row table:style-name="ro1">
          <table:table-cell table:style-name="ce67" table:formula="of:=DEC2HEX(HEX2DEC([.B9])+1; 4)" office:value-type="string" office:string-value="3B40" calcext:value-type="string">
            <text:p>3B40</text:p>
          </table:table-cell>
          <table:table-cell table:style-name="ce66" office:value-type="string" calcext:value-type="string">
            <text:p>3FFF</text:p>
          </table:table-cell>
          <table:table-cell table:style-name="ce24" office:value-type="string" calcext:value-type="string" table:number-columns-spanned="3" table:number-rows-spanned="1">
            <text:p>Free</text:p>
          </table:table-cell>
          <table:covered-table-cell table:style-name="ce24"/>
          <table:covered-table-cell table:style-name="ce100"/>
          <table:table-cell table:style-name="ce112" table:formula="of:=HEX2DEC([.B10])-HEX2DEC([.A10])+1" office:value-type="float" office:value="1216" calcext:value-type="float">
            <text:p>1216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101"/>
          <table:table-cell table:style-name="ce113"/>
          <table:table-cell/>
        </table:table-row>
        <table:table-row table:style-name="ro4">
          <table:table-cell table:number-columns-repeated="4"/>
          <table:table-cell table:style-name="ce101"/>
          <table:table-cell table:style-name="ce113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87" office:value-type="string" calcext:value-type="string">
            <text:p>File</text:p>
          </table:table-cell>
          <table:table-cell table:style-name="ce87"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2" office:value-type="string" calcext:value-type="string">
            <text:p>BIOS.bin</text:p>
          </table:table-cell>
          <table:table-cell table:style-name="ce103" office:value-type="float" office:value="4928" calcext:value-type="float">
            <text:p>4928</text:p>
          </table:table-cell>
          <table:table-cell table:style-name="ce114" table:formula="of:=IF([.E19]&lt;&gt;[.F3]+[.F4];&quot;ERROR&quot;;&quot;Good. Same as initSIO + BIOS&quot;)" office:value-type="string" office:string-value="Good. Same as initSIO + BIOS" calcext:value-type="string">
            <text:p>Good. Same as initSIO + BIOS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IOS.jblks.bin</text:p>
          </table:table-cell>
          <table:table-cell table:style-name="ce103" office:value-type="float" office:value="128" calcext:value-type="float">
            <text:p>128</text:p>
          </table:table-cell>
          <table:table-cell table:style-name="ce114" table:formula="of:=IF([.E20]&lt;&gt;[.F5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CLI.bin</text:p>
          </table:table-cell>
          <table:table-cell table:style-name="ce103" office:value-type="float" office:value="5056" calcext:value-type="float">
            <text:p>5056</text:p>
          </table:table-cell>
          <table:table-cell table:style-name="ce114" table:formula="of:=IF([.E21]&lt;&gt;[.F9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93" office:value-type="string" calcext:value-type="string">
            <text:p>dzOS.yyyy.mm.dd.vv.bin</text:p>
          </table:table-cell>
          <table:table-cell table:style-name="ce104" table:formula="of:=SUM([.E19:.E21])+SUM([.E23:.E25])" office:value-type="float" office:value="16384" calcext:value-type="float">
            <text:p>16384</text:p>
          </table:table-cell>
          <table:table-cell table:style-name="ce114"/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kernel.bin</text:p>
          </table:table-cell>
          <table:table-cell table:style-name="ce103" office:value-type="float" office:value="4928" calcext:value-type="float">
            <text:p>4928</text:p>
          </table:table-cell>
          <table:table-cell table:style-name="ce114" table:formula="of:=IF([.E23]&lt;&gt;[.F6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kernel.jblks.bin</text:p>
          </table:table-cell>
          <table:table-cell table:style-name="ce103" office:value-type="float" office:value="128" calcext:value-type="float">
            <text:p>128</text:p>
          </table:table-cell>
          <table:table-cell table:style-name="ce114" table:formula="of:=IF([.E24]&lt;&gt;[.F8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romtrail.bin</text:p>
          </table:table-cell>
          <table:table-cell table:style-name="ce103" office:value-type="float" office:value="1216" calcext:value-type="float">
            <text:p>1216</text:p>
          </table:table-cell>
          <table:table-cell table:style-name="ce114" table:formula="of:=IF([.E25]&lt;&gt;[.F10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ROM.F19:ROM.F25">
            <calcext:condition calcext:apply-style-name="Good" calcext:value="begins-with(&quot;Good&quot;)" calcext:base-cell-address="ROM.F19"/>
            <calcext:condition calcext:apply-style-name="Error" calcext:value="begins-with(&quot;ERROR&quot;)" calcext:base-cell-address="ROM.F19"/>
          </calcext:conditional-format>
        </calcext:conditional-formats>
      </table:table>
      <table:table table:name="RAM" table:style-name="ta1">
        <table:table-column table:style-name="co11" table:default-cell-style-name="ce68"/>
        <table:table-column table:style-name="co12" table:default-cell-style-name="ce68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8"/>
        <table:table-row table:style-name="ro1">
          <table:table-cell table:style-name="ce64" office:value-type="string" calcext:value-type="string" table:number-columns-spanned="2" table:number-rows-spanned="1">
            <text:p>Addres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escription</text:p>
          </table:table-cell>
          <table:covered-table-cell table:style-name="ce16"/>
          <table:covered-table-cell table:style-name="ce94"/>
          <table:table-cell table:style-name="ce87" office:value-type="string" calcext:value-type="string">
            <text:p>Size (bytes)</text:p>
          </table:table-cell>
        </table:table-row>
        <table:table-row table:style-name="ro1">
          <table:table-cell table:style-name="ce117" office:value-type="string" calcext:value-type="string" table:number-columns-spanned="5" table:number-rows-spanned="1">
            <text:p>RAM</text:p>
          </table:table-cell>
          <table:covered-table-cell table:style-name="ce123"/>
          <table:covered-table-cell table:number-columns-repeated="2" table:style-name="ce127"/>
          <table:covered-table-cell table:style-name="ce72"/>
          <table:table-cell table:style-name="ce105" table:formula="of:=COM.MICROSOFT.CONCAT(TEXT(([.F3]+[.F4]+[.F5]+[.F6]+[.F49]+[.F50]);&quot;#####&quot;); &quot; (&quot;; TEXT(([.F3]+[.F4]+[.F5]+[.F6]+[.F49]+[.F50])/1024;&quot;#####&quot;); &quot; KB)&quot;)" office:value-type="string" office:string-value="16384 (16 KB)" calcext:value-type="string">
            <text:p>16384 (16 KB)</text:p>
          </table:table-cell>
        </table:table-row>
        <table:table-row table:style-name="ro1">
          <table:table-cell table:style-name="ce118" office:value-type="float" office:value="4000" calcext:value-type="float">
            <text:p>4000</text:p>
          </table:table-cell>
          <table:table-cell table:style-name="ce125" table:formula="of:=DEC2HEX(HEX2DEC([.A3])+[.F3]-1;4)" office:value-type="string" office:string-value="401F" calcext:value-type="string">
            <text:p>401F</text:p>
          </table:table-cell>
          <table:table-cell table:style-name="ce55" office:value-type="string" calcext:value-type="string" table:number-columns-spanned="2" table:number-rows-spanned="1">
            <text:p>Stack</text:p>
          </table:table-cell>
          <table:covered-table-cell table:style-name="ce135"/>
          <table:table-cell table:style-name="ce140"/>
          <table:table-cell table:style-name="ce148" office:value-type="float" office:value="32" calcext:value-type="float">
            <text:p>32</text:p>
          </table:table-cell>
        </table:table-row>
        <table:table-row table:style-name="ro1">
          <table:table-cell table:style-name="ce119" table:formula="of:=DEC2HEX(HEX2DEC([.B3])+1;4)" office:value-type="string" office:string-value="4020" calcext:value-type="string">
            <text:p>4020</text:p>
          </table:table-cell>
          <table:table-cell table:style-name="ce125" table:formula="of:=DEC2HEX(HEX2DEC([.A4])+[.F4]-1;4)" office:value-type="string" office:string-value="411F" calcext:value-type="string">
            <text:p>411F</text:p>
          </table:table-cell>
          <table:table-cell table:style-name="ce56" office:value-type="string" calcext:value-type="string" table:number-columns-spanned="2" table:number-rows-spanned="1">
            <text:p>BIOS Jumpblock (copy)</text:p>
          </table:table-cell>
          <table:covered-table-cell table:style-name="ce135"/>
          <table:table-cell table:style-name="ce140"/>
          <table:table-cell table:style-name="ce148" office:value-type="float" office:value="256" calcext:value-type="float">
            <text:p>256</text:p>
          </table:table-cell>
        </table:table-row>
        <table:table-row table:style-name="ro1">
          <table:table-cell table:style-name="ce119" table:formula="of:=DEC2HEX(HEX2DEC([.B4])+1;4)" office:value-type="string" office:string-value="4120" calcext:value-type="string">
            <text:p>4120</text:p>
          </table:table-cell>
          <table:table-cell table:style-name="ce125" table:formula="of:=DEC2HEX(HEX2DEC([.A5])+[.F5]-1;4)" office:value-type="string" office:string-value="421F" calcext:value-type="string">
            <text:p>421F</text:p>
          </table:table-cell>
          <table:table-cell table:style-name="ce56" office:value-type="string" calcext:value-type="string" table:number-columns-spanned="2" table:number-rows-spanned="1">
            <text:p>Kernel Jumpblock (copy)</text:p>
          </table:table-cell>
          <table:covered-table-cell table:style-name="ce23"/>
          <table:table-cell table:style-name="ce140"/>
          <table:table-cell table:style-name="ce148" office:value-type="float" office:value="256" calcext:value-type="float">
            <text:p>256</text:p>
          </table:table-cell>
        </table:table-row>
        <table:table-row table:style-name="ro1">
          <table:table-cell table:style-name="ce120" table:formula="of:=DEC2HEX(HEX2DEC([.B5])+1;4)" office:value-type="string" office:string-value="4220" calcext:value-type="string">
            <text:p>4220</text:p>
          </table:table-cell>
          <table:table-cell table:style-name="ce125" table:formula="of:=DEC2HEX(HEX2DEC([.A6])+[.F6]-1;4)" office:value-type="string" office:string-value="436F" calcext:value-type="string">
            <text:p>436F</text:p>
          </table:table-cell>
          <table:table-cell table:style-name="ce57" office:value-type="string" calcext:value-type="string" table:number-columns-spanned="2" table:number-rows-spanned="1">
            <text:p>System Variables</text:p>
          </table:table-cell>
          <table:covered-table-cell table:style-name="ce22"/>
          <table:table-cell table:style-name="ce140"/>
          <table:table-cell table:style-name="ce106" table:formula="of:=SUM([.F7:.F48])" office:value-type="float" office:value="336" calcext:value-type="float">
            <text:p>336</text:p>
          </table:table-cell>
        </table:table-row>
        <table:table-row table:style-name="ro1">
          <table:table-cell table:style-name="ce48" office:value-type="string" calcext:value-type="string" table:number-columns-spanned="2" table:number-rows-spanned="9">
            <text:p>SIO</text:p>
          </table:table-cell>
          <table:covered-table-cell table:style-name="ce52"/>
          <table:table-cell table:style-name="ce129" table:formula="of:=[.A6]" office:value-type="string" office:string-value="4220" calcext:value-type="string">
            <text:p>4220</text:p>
          </table:table-cell>
          <table:table-cell table:style-name="ce137" office:value-type="string" calcext:value-type="string">
            <text:p>SIO_CH_A_BUFFER</text:p>
          </table:table-cell>
          <table:table-cell table:style-name="ce140"/>
          <table:table-cell table:style-name="ce148" office:value-type="float" office:value="64" calcext:value-type="float">
            <text:p>64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7])+[.F7])" office:value-type="string" office:string-value="4260" calcext:value-type="string">
            <text:p>4260</text:p>
          </table:table-cell>
          <table:table-cell table:style-name="ce137" office:value-type="string" calcext:value-type="string">
            <text:p>SIO_CH_A_IN_PTR</text:p>
          </table:table-cell>
          <table:table-cell table:style-name="ce140"/>
          <table:table-cell table:style-name="ce148" office:value-type="float" office:value="2" calcext:value-type="float">
            <text:p>2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8])+[.F8])" office:value-type="string" office:string-value="4262" calcext:value-type="string">
            <text:p>4262</text:p>
          </table:table-cell>
          <table:table-cell table:style-name="ce137" office:value-type="string" calcext:value-type="string">
            <text:p>SIO_CH_A_RD_PTR</text:p>
          </table:table-cell>
          <table:table-cell table:style-name="ce140"/>
          <table:table-cell table:style-name="ce148" office:value-type="float" office:value="2" calcext:value-type="float">
            <text:p>2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9])+[.F9])" office:value-type="string" office:string-value="4264" calcext:value-type="string">
            <text:p>4264</text:p>
          </table:table-cell>
          <table:table-cell table:style-name="ce137" office:value-type="string" calcext:value-type="string">
            <text:p>SIO_CH_A_BUFFER_USED</text:p>
          </table:table-cell>
          <table:table-cell table:style-name="ce140"/>
          <table:table-cell table:style-name="ce148" office:value-type="float" office:value="1" calcext:value-type="float">
            <text:p>1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10])+[.F10])" office:value-type="string" office:string-value="4265" calcext:value-type="string">
            <text:p>4265</text:p>
          </table:table-cell>
          <table:table-cell table:style-name="ce137" office:value-type="string" calcext:value-type="string">
            <text:p>SIO_CH_B_BUFFER</text:p>
          </table:table-cell>
          <table:table-cell table:style-name="ce140"/>
          <table:table-cell table:style-name="ce148" office:value-type="float" office:value="64" calcext:value-type="float">
            <text:p>64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11])+[.F11])" office:value-type="string" office:string-value="42A5" calcext:value-type="string">
            <text:p>42A5</text:p>
          </table:table-cell>
          <table:table-cell table:style-name="ce137" office:value-type="string" calcext:value-type="string">
            <text:p>SIO_CH_B_IN_PTR</text:p>
          </table:table-cell>
          <table:table-cell table:style-name="ce140"/>
          <table:table-cell table:style-name="ce148" office:value-type="float" office:value="2" calcext:value-type="float">
            <text:p>2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12])+[.F12])" office:value-type="string" office:string-value="42A7" calcext:value-type="string">
            <text:p>42A7</text:p>
          </table:table-cell>
          <table:table-cell table:style-name="ce137" office:value-type="string" calcext:value-type="string">
            <text:p>SIO_CH_B_RD_PTR</text:p>
          </table:table-cell>
          <table:table-cell table:style-name="ce140"/>
          <table:table-cell table:style-name="ce148" office:value-type="float" office:value="2" calcext:value-type="float">
            <text:p>2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13])+[.F13])" office:value-type="string" office:string-value="42A9" calcext:value-type="string">
            <text:p>42A9</text:p>
          </table:table-cell>
          <table:table-cell table:style-name="ce137" office:value-type="string" calcext:value-type="string">
            <text:p>SIO_CH_B_BUFFER_USED</text:p>
          </table:table-cell>
          <table:table-cell table:style-name="ce140"/>
          <table:table-cell table:style-name="ce148" office:value-type="float" office:value="1" calcext:value-type="float">
            <text:p>1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14])+[.F14])" office:value-type="string" office:string-value="42AA" calcext:value-type="string">
            <text:p>42AA</text:p>
          </table:table-cell>
          <table:table-cell table:style-name="ce137" office:value-type="string" calcext:value-type="string">
            <text:p>SIO_PRIMARY_IO</text:p>
          </table:table-cell>
          <table:table-cell table:style-name="ce140"/>
          <table:table-cell table:style-name="ce148" office:value-type="float" office:value="1" calcext:value-type="float">
            <text:p>1</text:p>
          </table:table-cell>
        </table:table-row>
        <table:table-row table:style-name="ro5">
          <table:table-cell table:style-name="ce48" office:value-type="string" calcext:value-type="string" table:number-columns-spanned="2" table:number-rows-spanned="3">
            <text:p>CF</text:p>
            <text:p>Superblock</text:p>
          </table:table-cell>
          <table:covered-table-cell table:style-name="ce52"/>
          <table:table-cell table:style-name="ce130" table:formula="of:=DEC2HEX(HEX2DEC([.C15])+[.F15])" office:value-type="string" office:string-value="42AB" calcext:value-type="string">
            <text:p>42AB</text:p>
          </table:table-cell>
          <table:table-cell table:style-name="ce137" office:value-type="string" calcext:value-type="string">
            <text:p><text:span text:style-name="T1">CF_</text:span>is_formatted</text:p>
          </table:table-cell>
          <table:table-cell table:style-name="ce140" office:value-type="string" calcext:value-type="string">
            <text:p>Indicates if the CompactFlash can be used.</text:p>
            <text:p>FF if it’s DZFS format. 00 otherwise</text:p>
          </table:table-cell>
          <table:table-cell table:style-name="ce148" office:value-type="float" office:value="1" calcext:value-type="float">
            <text:p>1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16])+[.F16])" office:value-type="string" office:string-value="42AC" calcext:value-type="string">
            <text:p>42AC</text:p>
          </table:table-cell>
          <table:table-cell table:style-name="ce137" office:value-type="string" calcext:value-type="string">
            <text:p>CF_cur_partition</text:p>
          </table:table-cell>
          <table:table-cell table:style-name="ce140" office:value-type="string" calcext:value-type="string">
            <text:p>Current partition number. Used for LBA addressing.</text:p>
          </table:table-cell>
          <table:table-cell table:style-name="ce148" office:value-type="float" office:value="1" calcext:value-type="float">
            <text:p>1</text:p>
          </table:table-cell>
        </table:table-row>
        <table:table-row table:style-name="ro6">
          <table:covered-table-cell table:style-name="ce48"/>
          <table:covered-table-cell table:style-name="ce52"/>
          <table:table-cell table:style-name="ce130" table:formula="of:=DEC2HEX(HEX2DEC([.C17])+[.F17])" office:value-type="string" office:string-value="42AD" calcext:value-type="string">
            <text:p>42AD</text:p>
          </table:table-cell>
          <table:table-cell table:style-name="ce137" office:value-type="string" calcext:value-type="string">
            <text:p><text:span text:style-name="T1">CF_</text:span>cur_sector</text:p>
          </table:table-cell>
          <table:table-cell table:style-name="ce140"/>
          <table:table-cell table:style-name="ce148" office:value-type="float" office:value="2" calcext:value-type="float">
            <text:p>2</text:p>
          </table:table-cell>
        </table:table-row>
        <table:table-row table:style-name="ro6">
          <table:table-cell table:style-name="ce48" office:value-type="string" calcext:value-type="string" table:number-columns-spanned="2" table:number-rows-spanned="11">
            <text:p>CF</text:p>
            <text:p>BAT</text:p>
          </table:table-cell>
          <table:covered-table-cell table:style-name="ce52"/>
          <table:table-cell table:style-name="ce130" table:formula="of:=DEC2HEX(HEX2DEC([.C18])+[.F18])" office:value-type="string" office:string-value="42AF" calcext:value-type="string">
            <text:p>42AF</text:p>
          </table:table-cell>
          <table:table-cell table:style-name="ce137" office:value-type="string" calcext:value-type="string">
            <text:p><text:span text:style-name="T1">CF_</text:span>cur_file_name</text:p>
          </table:table-cell>
          <table:table-cell table:style-name="ce140"/>
          <table:table-cell table:style-name="ce148" office:value-type="float" office:value="14" calcext:value-type="float">
            <text:p>14</text:p>
          </table:table-cell>
        </table:table-row>
        <table:table-row table:style-name="ro7">
          <table:covered-table-cell table:style-name="ce48"/>
          <table:covered-table-cell table:style-name="ce52"/>
          <table:table-cell table:style-name="ce130" table:formula="of:=DEC2HEX(HEX2DEC([.C19])+[.F19])" office:value-type="string" office:string-value="42BD" calcext:value-type="string">
            <text:p>42BD</text:p>
          </table:table-cell>
          <table:table-cell table:style-name="ce137" office:value-type="string" calcext:value-type="string">
            <text:p><text:span text:style-name="T1">CF_</text:span>cur_file_attribs</text:p>
          </table:table-cell>
          <table:table-cell table:style-name="ce140" office:value-type="string" calcext:value-type="string">
            <text:p>Bit 0- Indicates that the file is read only.</text:p>
            <text:p>Bit 1- Indicates a hidden file. Such files can be displayed if it is really required.</text:p>
            <text:p>Bit 2 - Indicates a system file. These are hidden as well.</text:p>
            <text:p>Bit 3 - Indicates an executable file.</text:p>
            <text:p><text:span text:style-name="T2">Bit 4 - Not used.</text:span></text:p>
            <text:p><text:span text:style-name="T2">Bit 5 - Not used.</text:span></text:p>
            <text:p>Bit 6 - Not used.</text:p>
            <text:p>Bit 7 - Not used.</text:p>
          </table:table-cell>
          <table:table-cell table:style-name="ce148" office:value-type="float" office:value="1" calcext:value-type="float">
            <text:p>1</text:p>
          </table:table-cell>
        </table:table-row>
        <table:table-row table:style-name="ro6">
          <table:covered-table-cell table:style-name="ce48"/>
          <table:covered-table-cell table:style-name="ce52"/>
          <table:table-cell table:style-name="ce130" table:formula="of:=DEC2HEX(HEX2DEC([.C20])+[.F20])" office:value-type="string" office:string-value="42BE" calcext:value-type="string">
            <text:p>42BE</text:p>
          </table:table-cell>
          <table:table-cell table:style-name="ce137" office:value-type="string" calcext:value-type="string">
            <text:p><text:span text:style-name="T1">CF_</text:span>cur_file_time_created</text:p>
          </table:table-cell>
          <table:table-cell table:style-name="ce140"/>
          <table:table-cell table:style-name="ce148" office:value-type="float" office:value="2" calcext:value-type="float">
            <text:p>2</text:p>
          </table:table-cell>
        </table:table-row>
        <table:table-row table:style-name="ro6">
          <table:covered-table-cell table:style-name="ce48"/>
          <table:covered-table-cell table:style-name="ce52"/>
          <table:table-cell table:style-name="ce130" table:formula="of:=DEC2HEX(HEX2DEC([.C21])+[.F21])" office:value-type="string" office:string-value="42C0" calcext:value-type="string">
            <text:p>42C0</text:p>
          </table:table-cell>
          <table:table-cell table:style-name="ce137" office:value-type="string" calcext:value-type="string">
            <text:p><text:span text:style-name="T1">CF_</text:span>cur_file_date_created</text:p>
          </table:table-cell>
          <table:table-cell table:style-name="ce140"/>
          <table:table-cell table:style-name="ce148" office:value-type="float" office:value="2" calcext:value-type="float">
            <text:p>2</text:p>
          </table:table-cell>
        </table:table-row>
        <table:table-row table:style-name="ro6">
          <table:covered-table-cell table:style-name="ce48"/>
          <table:covered-table-cell table:style-name="ce52"/>
          <table:table-cell table:style-name="ce130" table:formula="of:=DEC2HEX(HEX2DEC([.C22])+[.F22])" office:value-type="string" office:string-value="42C2" calcext:value-type="string">
            <text:p>42C2</text:p>
          </table:table-cell>
          <table:table-cell table:style-name="ce137" office:value-type="string" calcext:value-type="string">
            <text:p><text:span text:style-name="T1">CF_</text:span>cur_file_time_modified</text:p>
          </table:table-cell>
          <table:table-cell table:style-name="ce140"/>
          <table:table-cell table:style-name="ce148" office:value-type="float" office:value="2" calcext:value-type="float">
            <text:p>2</text:p>
          </table:table-cell>
        </table:table-row>
        <table:table-row table:style-name="ro6">
          <table:covered-table-cell table:style-name="ce48"/>
          <table:covered-table-cell table:style-name="ce52"/>
          <table:table-cell table:style-name="ce130" table:formula="of:=DEC2HEX(HEX2DEC([.C23])+[.F23])" office:value-type="string" office:string-value="42C4" calcext:value-type="string">
            <text:p>42C4</text:p>
          </table:table-cell>
          <table:table-cell table:style-name="ce137" office:value-type="string" calcext:value-type="string">
            <text:p><text:span text:style-name="T1">CF_</text:span>cur_file_date_modified</text:p>
          </table:table-cell>
          <table:table-cell table:style-name="ce140"/>
          <table:table-cell table:style-name="ce148" office:value-type="float" office:value="2" calcext:value-type="float">
            <text:p>2</text:p>
          </table:table-cell>
        </table:table-row>
        <table:table-row table:style-name="ro6">
          <table:covered-table-cell table:style-name="ce48"/>
          <table:covered-table-cell table:style-name="ce52"/>
          <table:table-cell table:style-name="ce130" table:formula="of:=DEC2HEX(HEX2DEC([.C24])+[.F24])" office:value-type="string" office:string-value="42C6" calcext:value-type="string">
            <text:p>42C6</text:p>
          </table:table-cell>
          <table:table-cell table:style-name="ce137" office:value-type="string" calcext:value-type="string">
            <text:p><text:span text:style-name="T1">CF_</text:span>cur_file_size_bytes</text:p>
          </table:table-cell>
          <table:table-cell table:style-name="ce140"/>
          <table:table-cell table:style-name="ce148" office:value-type="float" office:value="2" calcext:value-type="float">
            <text:p>2</text:p>
          </table:table-cell>
        </table:table-row>
        <table:table-row table:style-name="ro6">
          <table:covered-table-cell table:style-name="ce48"/>
          <table:covered-table-cell table:style-name="ce52"/>
          <table:table-cell table:style-name="ce130" table:formula="of:=DEC2HEX(HEX2DEC([.C25])+[.F25])" office:value-type="string" office:string-value="42C8" calcext:value-type="string">
            <text:p>42C8</text:p>
          </table:table-cell>
          <table:table-cell table:style-name="ce137" office:value-type="string" calcext:value-type="string">
            <text:p><text:span text:style-name="T1">CF_</text:span>cur_file_size_sectors</text:p>
          </table:table-cell>
          <table:table-cell table:style-name="ce140"/>
          <table:table-cell table:style-name="ce148" office:value-type="float" office:value="1" calcext:value-type="float">
            <text:p>1</text:p>
          </table:table-cell>
        </table:table-row>
        <table:table-row table:style-name="ro6">
          <table:covered-table-cell table:style-name="ce48"/>
          <table:covered-table-cell table:style-name="ce52"/>
          <table:table-cell table:style-name="ce130" table:formula="of:=DEC2HEX(HEX2DEC([.C26])+[.F26])" office:value-type="string" office:string-value="42C9" calcext:value-type="string">
            <text:p>42C9</text:p>
          </table:table-cell>
          <table:table-cell table:style-name="ce137" office:value-type="string" calcext:value-type="string">
            <text:p><text:span text:style-name="T1">CF_</text:span>cur_file_entry_number</text:p>
          </table:table-cell>
          <table:table-cell table:style-name="ce140"/>
          <table:table-cell table:style-name="ce148" office:value-type="float" office:value="2" calcext:value-type="float">
            <text:p>2</text:p>
          </table:table-cell>
        </table:table-row>
        <table:table-row table:style-name="ro6">
          <table:covered-table-cell table:style-name="ce48"/>
          <table:covered-table-cell table:style-name="ce52"/>
          <table:table-cell table:style-name="ce130" table:formula="of:=DEC2HEX(HEX2DEC([.C27])+[.F27])" office:value-type="string" office:string-value="42CB" calcext:value-type="string">
            <text:p>42CB</text:p>
          </table:table-cell>
          <table:table-cell table:style-name="ce137" office:value-type="string" calcext:value-type="string">
            <text:p><text:span text:style-name="T1">CF_</text:span>cur_file_1st_sector</text:p>
          </table:table-cell>
          <table:table-cell table:style-name="ce140"/>
          <table:table-cell table:style-name="ce148" office:value-type="float" office:value="2" calcext:value-type="float">
            <text:p>2</text:p>
          </table:table-cell>
        </table:table-row>
        <table:table-row table:style-name="ro6">
          <table:covered-table-cell table:style-name="ce48"/>
          <table:covered-table-cell table:style-name="ce52"/>
          <table:table-cell table:style-name="ce130" table:formula="of:=DEC2HEX(HEX2DEC([.C28])+[.F28])" office:value-type="string" office:string-value="42CD" calcext:value-type="string">
            <text:p>42CD</text:p>
          </table:table-cell>
          <table:table-cell table:style-name="ce137" office:value-type="string" calcext:value-type="string">
            <text:p><text:span text:style-name="T1">CF_</text:span>cur_file_load_addr</text:p>
          </table:table-cell>
          <table:table-cell table:style-name="ce141"/>
          <table:table-cell table:style-name="ce148" office:value-type="float" office:value="2" calcext:value-type="float">
            <text:p>2</text:p>
          </table:table-cell>
        </table:table-row>
        <table:table-row table:style-name="ro1">
          <table:table-cell table:style-name="ce48" office:value-type="string" calcext:value-type="string" table:number-columns-spanned="2" table:number-rows-spanned="5">
            <text:p>CLI</text:p>
          </table:table-cell>
          <table:covered-table-cell table:style-name="ce52"/>
          <table:table-cell table:style-name="ce130" table:formula="of:=DEC2HEX(HEX2DEC([.C29])+[.F29])" office:value-type="string" office:string-value="42CF" calcext:value-type="string">
            <text:p>42CF</text:p>
          </table:table-cell>
          <table:table-cell table:style-name="ce137" office:value-type="string" calcext:value-type="string">
            <text:p>CLI_buffer_cmd</text:p>
          </table:table-cell>
          <table:table-cell table:style-name="ce140"/>
          <table:table-cell table:style-name="ce148" office:value-type="float" office:value="16" calcext:value-type="float">
            <text:p>16</text:p>
          </table:table-cell>
        </table:table-row>
        <table:table-row table:style-name="ro6">
          <table:covered-table-cell table:style-name="ce48"/>
          <table:covered-table-cell table:style-name="ce52"/>
          <table:table-cell table:style-name="ce130" table:formula="of:=DEC2HEX(HEX2DEC([.C30])+[.F30])" office:value-type="string" office:string-value="42DF" calcext:value-type="string">
            <text:p>42DF</text:p>
          </table:table-cell>
          <table:table-cell table:style-name="ce137" office:value-type="string" calcext:value-type="string">
            <text:p><text:span text:style-name="T1">CLI_</text:span>buffer_parm1_val</text:p>
          </table:table-cell>
          <table:table-cell table:style-name="ce140"/>
          <table:table-cell table:style-name="ce148" office:value-type="float" office:value="16" calcext:value-type="float">
            <text:p>16</text:p>
          </table:table-cell>
        </table:table-row>
        <table:table-row table:style-name="ro6">
          <table:covered-table-cell table:style-name="ce48"/>
          <table:covered-table-cell table:style-name="ce52"/>
          <table:table-cell table:style-name="ce130" table:formula="of:=DEC2HEX(HEX2DEC([.C31])+[.F31])" office:value-type="string" office:string-value="42EF" calcext:value-type="string">
            <text:p>42EF</text:p>
          </table:table-cell>
          <table:table-cell table:style-name="ce137" office:value-type="string" calcext:value-type="string">
            <text:p><text:span text:style-name="T1">CLI_</text:span>buffer_parm2_val</text:p>
          </table:table-cell>
          <table:table-cell table:style-name="ce140"/>
          <table:table-cell table:style-name="ce148" office:value-type="float" office:value="16" calcext:value-type="float">
            <text:p>16</text:p>
          </table:table-cell>
        </table:table-row>
        <table:table-row table:style-name="ro6">
          <table:covered-table-cell table:style-name="ce48"/>
          <table:covered-table-cell table:style-name="ce52"/>
          <table:table-cell table:style-name="ce130" table:formula="of:=DEC2HEX(HEX2DEC([.C32])+[.F32])" office:value-type="string" office:string-value="42FF" calcext:value-type="string">
            <text:p>42FF</text:p>
          </table:table-cell>
          <table:table-cell table:style-name="ce137" office:value-type="string" calcext:value-type="string">
            <text:p><text:span text:style-name="T1">CLI_</text:span>buffer_pgm</text:p>
          </table:table-cell>
          <table:table-cell table:style-name="ce140"/>
          <table:table-cell table:style-name="ce148" office:value-type="float" office:value="32" calcext:value-type="float">
            <text:p>32</text:p>
          </table:table-cell>
        </table:table-row>
        <table:table-row table:style-name="ro5">
          <table:covered-table-cell table:style-name="ce48"/>
          <table:covered-table-cell table:style-name="ce52"/>
          <table:table-cell table:style-name="ce130" table:formula="of:=DEC2HEX(HEX2DEC([.C33])+[.F33])" office:value-type="string" office:string-value="431F" calcext:value-type="string">
            <text:p>431F</text:p>
          </table:table-cell>
          <table:table-cell table:style-name="ce137" office:value-type="string" calcext:value-type="string">
            <text:p><text:span text:style-name="T1">CLI_</text:span>buffer_full_cmd</text:p>
          </table:table-cell>
          <table:table-cell table:style-name="ce140" office:value-type="string" calcext:value-type="string">
            <text:p>CLI copies here commands entered by the user, so that programs called with ‘run’ can read the parameters.</text:p>
          </table:table-cell>
          <table:table-cell table:style-name="ce148" office:value-type="float" office:value="64" calcext:value-type="float">
            <text:p>64</text:p>
          </table:table-cell>
        </table:table-row>
        <table:table-row table:style-name="ro8">
          <table:table-cell table:style-name="ce48" office:value-type="string" calcext:value-type="string" table:number-columns-spanned="2" table:number-rows-spanned="4">
            <text:p>Generic</text:p>
          </table:table-cell>
          <table:covered-table-cell table:style-name="ce52"/>
          <table:table-cell table:style-name="ce130" table:formula="of:=DEC2HEX(HEX2DEC([.C34])+[.F34])" office:value-type="string" office:string-value="435F" calcext:value-type="string">
            <text:p>435F</text:p>
          </table:table-cell>
          <table:table-cell table:style-name="ce137" office:value-type="string" calcext:value-type="string">
            <text:p>tmp_addr1</text:p>
          </table:table-cell>
          <table:table-cell table:style-name="ce140" office:value-type="string" calcext:value-type="string">
            <text:p>Temporary storage for an address</text:p>
            <text:p>Be aware before using this: LD (NN),r and then LD r,(NN) is</text:p>
            <text:p>36 to 40 CPU cycles. </text:p>
            <text:p>Sometimes is better to do PUSH and then POP for 21 CPU cycles.</text:p>
          </table:table-cell>
          <table:table-cell table:style-name="ce148" office:value-type="float" office:value="2" calcext:value-type="float">
            <text:p>2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35])+[.F35])" office:value-type="string" office:string-value="4361" calcext:value-type="string">
            <text:p>4361</text:p>
          </table:table-cell>
          <table:table-cell table:style-name="ce137" office:value-type="string" calcext:value-type="string">
            <text:p>tmp_addr2</text:p>
          </table:table-cell>
          <table:table-cell table:style-name="ce140" office:value-type="string" calcext:value-type="string">
            <text:p>Temporary storage for an address</text:p>
          </table:table-cell>
          <table:table-cell table:style-name="ce148" office:value-type="float" office:value="2" calcext:value-type="float">
            <text:p>2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36])+[.F36])" office:value-type="string" office:string-value="4363" calcext:value-type="string">
            <text:p>4363</text:p>
          </table:table-cell>
          <table:table-cell table:style-name="ce137" office:value-type="string" calcext:value-type="string">
            <text:p>tmp_addr3</text:p>
          </table:table-cell>
          <table:table-cell table:style-name="ce140" office:value-type="string" calcext:value-type="string">
            <text:p>Temporary storage for an address</text:p>
          </table:table-cell>
          <table:table-cell table:style-name="ce148" office:value-type="float" office:value="2" calcext:value-type="float">
            <text:p>2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37])+[.F37])" office:value-type="string" office:string-value="4365" calcext:value-type="string">
            <text:p>4365</text:p>
          </table:table-cell>
          <table:table-cell table:style-name="ce137" office:value-type="string" calcext:value-type="string">
            <text:p>tmp_byte</text:p>
          </table:table-cell>
          <table:table-cell table:style-name="ce140" office:value-type="string" calcext:value-type="string">
            <text:p>Temporary storage for a Byte</text:p>
          </table:table-cell>
          <table:table-cell table:style-name="ce148" office:value-type="float" office:value="1" calcext:value-type="float">
            <text:p>1</text:p>
          </table:table-cell>
        </table:table-row>
        <table:table-row table:style-name="ro1">
          <table:table-cell table:style-name="ce48" office:value-type="string" calcext:value-type="string" table:number-columns-spanned="2" table:number-rows-spanned="8">
            <text:p>RTC</text:p>
          </table:table-cell>
          <table:covered-table-cell table:style-name="ce52"/>
          <table:table-cell table:style-name="ce130" table:formula="of:=DEC2HEX(HEX2DEC([.C38])+[.F38])" office:value-type="string" office:string-value="4366" calcext:value-type="string">
            <text:p>4366</text:p>
          </table:table-cell>
          <table:table-cell table:style-name="ce137" office:value-type="string" calcext:value-type="string">
            <text:p>RTC_hour</text:p>
          </table:table-cell>
          <table:table-cell table:style-name="ce140"/>
          <table:table-cell table:style-name="ce148" office:value-type="float" office:value="1" calcext:value-type="float">
            <text:p>1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39])+[.F39])" office:value-type="string" office:string-value="4367" calcext:value-type="string">
            <text:p>4367</text:p>
          </table:table-cell>
          <table:table-cell table:style-name="ce137" office:value-type="string" calcext:value-type="string">
            <text:p>RTC_minutes</text:p>
          </table:table-cell>
          <table:table-cell table:style-name="ce140"/>
          <table:table-cell table:style-name="ce148" office:value-type="float" office:value="1" calcext:value-type="float">
            <text:p>1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40])+[.F40])" office:value-type="string" office:string-value="4368" calcext:value-type="string">
            <text:p>4368</text:p>
          </table:table-cell>
          <table:table-cell table:style-name="ce137" office:value-type="string" calcext:value-type="string">
            <text:p>RTC_seconds</text:p>
          </table:table-cell>
          <table:table-cell table:style-name="ce140"/>
          <table:table-cell table:style-name="ce148" office:value-type="float" office:value="1" calcext:value-type="float">
            <text:p>1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41])+[.F41])" office:value-type="string" office:string-value="4369" calcext:value-type="string">
            <text:p>4369</text:p>
          </table:table-cell>
          <table:table-cell table:style-name="ce137" office:value-type="string" calcext:value-type="string">
            <text:p>RTC_hundreds</text:p>
          </table:table-cell>
          <table:table-cell table:style-name="ce140"/>
          <table:table-cell table:style-name="ce148" office:value-type="float" office:value="1" calcext:value-type="float">
            <text:p>1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42])+[.F42])" office:value-type="string" office:string-value="436A" calcext:value-type="string">
            <text:p>436A</text:p>
          </table:table-cell>
          <table:table-cell table:style-name="ce137" office:value-type="string" calcext:value-type="string">
            <text:p>RTC_century</text:p>
          </table:table-cell>
          <table:table-cell table:style-name="ce140"/>
          <table:table-cell table:style-name="ce148" office:value-type="float" office:value="1" calcext:value-type="float">
            <text:p>1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43])+[.F43])" office:value-type="string" office:string-value="436B" calcext:value-type="string">
            <text:p>436B</text:p>
          </table:table-cell>
          <table:table-cell table:style-name="ce137" office:value-type="string" calcext:value-type="string">
            <text:p>RTC_year</text:p>
          </table:table-cell>
          <table:table-cell table:style-name="ce140"/>
          <table:table-cell table:style-name="ce148" office:value-type="float" office:value="1" calcext:value-type="float">
            <text:p>1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44])+[.F44])" office:value-type="string" office:string-value="436C" calcext:value-type="string">
            <text:p>436C</text:p>
          </table:table-cell>
          <table:table-cell table:style-name="ce137" office:value-type="string" calcext:value-type="string">
            <text:p>RTC_month</text:p>
          </table:table-cell>
          <table:table-cell table:style-name="ce140"/>
          <table:table-cell table:style-name="ce148" office:value-type="float" office:value="1" calcext:value-type="float">
            <text:p>1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45])+[.F45])" office:value-type="string" office:string-value="436D" calcext:value-type="string">
            <text:p>436D</text:p>
          </table:table-cell>
          <table:table-cell table:style-name="ce137" office:value-type="string" calcext:value-type="string">
            <text:p>RTC_day</text:p>
          </table:table-cell>
          <table:table-cell table:style-name="ce140"/>
          <table:table-cell table:style-name="ce148" office:value-type="float" office:value="1" calcext:value-type="float">
            <text:p>1</text:p>
          </table:table-cell>
        </table:table-row>
        <table:table-row table:style-name="ro1">
          <table:table-cell table:style-name="ce48" office:value-type="string" calcext:value-type="string" table:number-columns-spanned="2" table:number-rows-spanned="2">
            <text:p>Generic</text:p>
          </table:table-cell>
          <table:covered-table-cell table:style-name="ce52"/>
          <table:table-cell table:style-name="ce130" table:formula="of:=DEC2HEX(HEX2DEC([.C46])+[.F46])" office:value-type="string" office:string-value="436E" calcext:value-type="string">
            <text:p>436E</text:p>
          </table:table-cell>
          <table:table-cell table:style-name="ce137"/>
          <table:table-cell table:style-name="ce140"/>
          <table:table-cell table:style-name="ce148" office:value-type="float" office:value="1" calcext:value-type="float">
            <text:p>1</text:p>
          </table:table-cell>
        </table:table-row>
        <table:table-row table:style-name="ro1">
          <table:covered-table-cell table:style-name="ce48"/>
          <table:covered-table-cell table:style-name="ce52"/>
          <table:table-cell table:style-name="ce130" table:formula="of:=DEC2HEX(HEX2DEC([.C47])+[.F47])" office:value-type="string" office:string-value="436F" calcext:value-type="string">
            <text:p>436F</text:p>
          </table:table-cell>
          <table:table-cell table:style-name="ce137"/>
          <table:table-cell table:style-name="ce140"/>
          <table:table-cell table:style-name="ce148" office:value-type="float" office:value="1" calcext:value-type="float">
            <text:p>1</text:p>
          </table:table-cell>
        </table:table-row>
        <table:table-row table:style-name="ro1">
          <table:table-cell table:style-name="ce122" table:formula="of:=DEC2HEX(HEX2DEC([.B6])+1;4)" office:value-type="string" office:string-value="4370" calcext:value-type="string">
            <text:p>4370</text:p>
          </table:table-cell>
          <table:table-cell table:style-name="ce125" table:formula="of:=DEC2HEX(HEX2DEC([.A49])+[.F49]-1;4)" office:value-type="string" office:string-value="456F" calcext:value-type="string">
            <text:p>456F</text:p>
          </table:table-cell>
          <table:table-cell table:style-name="ce60" office:value-type="string" calcext:value-type="string" table:number-columns-spanned="2" table:number-rows-spanned="1">
            <text:p>CF Card Buffer</text:p>
          </table:table-cell>
          <table:covered-table-cell table:style-name="ce135"/>
          <table:table-cell table:style-name="ce143"/>
          <table:table-cell table:style-name="ce148" office:value-type="float" office:value="512" calcext:value-type="float">
            <text:p>512</text:p>
          </table:table-cell>
        </table:table-row>
        <table:table-row table:style-name="ro1">
          <table:table-cell table:style-name="ce119" table:formula="of:=DEC2HEX(HEX2DEC([.B49])+1;4)" office:value-type="string" office:string-value="4570" calcext:value-type="string">
            <text:p>4570</text:p>
          </table:table-cell>
          <table:table-cell table:style-name="ce126" office:value-type="string" calcext:value-type="string">
            <text:p>7FFF</text:p>
          </table:table-cell>
          <table:table-cell table:style-name="ce61" office:value-type="string" calcext:value-type="string" table:number-columns-spanned="3" table:number-rows-spanned="1">
            <text:p>Free RAM</text:p>
          </table:table-cell>
          <table:covered-table-cell table:style-name="ce24"/>
          <table:covered-table-cell table:style-name="ce100"/>
          <table:table-cell table:style-name="ce112" table:formula="of:=HEX2DEC([.B50])-HEX2DEC([.A50])+1" office:value-type="float" office:value="14992" calcext:value-type="float">
            <text:p>14992</text:p>
          </table:table-cell>
        </table:table-row>
        <table:table-row table:style-name="ro1" table:number-rows-repeated="4">
          <table:table-cell table:number-columns-repeated="4"/>
          <table:table-cell table:style-name="ce101"/>
          <table:table-cell table:style-name="ce113"/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Jumpblocks" table:style-name="ta1">
        <table:table-column table:style-name="co16" table:default-cell-style-name="ce194"/>
        <table:table-column table:style-name="co17" table:default-cell-style-name="ce198"/>
        <table:table-column table:style-name="co17" table:default-cell-style-name="ce202"/>
        <table:table-column table:style-name="co18" table:default-cell-style-name="Default"/>
        <table:table-column table:style-name="co19" table:default-cell-style-name="Default"/>
        <table:table-column table:style-name="co17" table:number-columns-repeated="2" table:default-cell-style-name="Default"/>
        <table:table-row table:style-name="ro1">
          <table:table-cell table:style-name="ce77" office:value-type="string" calcext:value-type="string" table:number-columns-spanned="3" table:number-rows-spanned="1">
            <text:p>BIOS Jumpblocks</text:p>
          </table:table-cell>
          <table:covered-table-cell table:style-name="ce82"/>
          <table:covered-table-cell table:style-name="ce86"/>
          <table:table-cell/>
          <table:table-cell table:style-name="ce90" office:value-type="string" calcext:value-type="string" table:number-columns-spanned="3" table:number-rows-spanned="1">
            <text:p>Kernel Jumpblocks</text:p>
          </table:table-cell>
          <table:covered-table-cell table:style-name="ce90"/>
          <table:covered-table-cell table:style-name="ce86"/>
        </table:table-row>
        <table:table-row table:style-name="ro1">
          <table:table-cell table:style-name="ce191"/>
          <table:table-cell table:style-name="ce83" office:value-type="string" calcext:value-type="string" table:number-columns-spanned="2" table:number-rows-spanned="1">
            <text:p>Address</text:p>
          </table:table-cell>
          <table:covered-table-cell table:style-name="ce86"/>
          <table:table-cell/>
          <table:table-cell table:style-name="ce192"/>
          <table:table-cell table:style-name="ce83" office:value-type="string" calcext:value-type="string" table:number-columns-spanned="2" table:number-rows-spanned="1">
            <text:p>Address</text:p>
          </table:table-cell>
          <table:covered-table-cell table:style-name="ce86"/>
        </table:table-row>
        <table:table-row table:style-name="ro1">
          <table:table-cell table:style-name="ce192" office:value-type="string" calcext:value-type="string">
            <text:p>Routine</text:p>
          </table:table-cell>
          <table:table-cell table:style-name="ce83" office:value-type="string" calcext:value-type="string">
            <text:p>ROM</text:p>
          </table:table-cell>
          <table:table-cell table:style-name="ce86" office:value-type="string" calcext:value-type="string">
            <text:p>RAM</text:p>
          </table:table-cell>
          <table:table-cell/>
          <table:table-cell table:style-name="ce192" office:value-type="string" calcext:value-type="string">
            <text:p>Routine</text:p>
          </table:table-cell>
          <table:table-cell table:style-name="ce83" office:value-type="string" calcext:value-type="string">
            <text:p>ROM</text:p>
          </table:table-cell>
          <table:table-cell table:style-name="ce86" office:value-type="string" calcext:value-type="string">
            <text:p>RAM</text:p>
          </table:table-cell>
        </table:table-row>
        <table:table-row table:style-name="ro1">
          <table:table-cell table:style-name="ce193" office:value-type="string" calcext:value-type="string">
            <text:p>F_BIOS_WBOOT</text:p>
          </table:table-cell>
          <table:table-cell table:style-name="ce199" table:formula="of:=[$ROM.A5]" office:value-type="string" office:string-value="1340" calcext:value-type="string">
            <text:p>1340</text:p>
          </table:table-cell>
          <table:table-cell table:style-name="ce201" table:formula="of:=[$RAM.A4]" office:value-type="string" office:string-value="4020" calcext:value-type="string">
            <text:p>4020</text:p>
          </table:table-cell>
          <table:table-cell/>
          <table:table-cell table:style-name="ce193" office:value-type="string" calcext:value-type="string">
            <text:p>F_KRN_SERIAL_SETFGCOLR</text:p>
          </table:table-cell>
          <table:table-cell table:style-name="ce199" table:formula="of:=[$ROM.A8]" office:value-type="string" office:string-value="2700" calcext:value-type="string">
            <text:p>2700</text:p>
          </table:table-cell>
          <table:table-cell table:style-name="ce201" table:formula="of:=[$RAM.A5]" office:value-type="string" office:string-value="4120" calcext:value-type="string">
            <text:p>4120</text:p>
          </table:table-cell>
        </table:table-row>
        <table:table-row table:style-name="ro1">
          <table:table-cell table:style-name="ce193" office:value-type="string" calcext:value-type="string">
            <text:p>F_BIOS_SYSHALT</text:p>
          </table:table-cell>
          <table:table-cell table:style-name="ce199" table:formula="of:=DEC2HEX(HEX2DEC([.B4])+3;4)" office:value-type="string" office:string-value="1343" calcext:value-type="string">
            <text:p>1343</text:p>
          </table:table-cell>
          <table:table-cell table:style-name="ce199" table:formula="of:=DEC2HEX(HEX2DEC([.C4])+3;4)" office:value-type="string" office:string-value="4023" calcext:value-type="string">
            <text:p>4023</text:p>
          </table:table-cell>
          <table:table-cell/>
          <table:table-cell table:style-name="ce193" office:value-type="string" calcext:value-type="string">
            <text:p>F_KRN_SERIAL_WRSTRCLR</text:p>
          </table:table-cell>
          <table:table-cell table:style-name="ce199" table:formula="of:=DEC2HEX(HEX2DEC([.F4])+3;4)" office:value-type="string" office:string-value="2703" calcext:value-type="string">
            <text:p>2703</text:p>
          </table:table-cell>
          <table:table-cell table:style-name="ce199" table:formula="of:=DEC2HEX(HEX2DEC([.G4])+3;4)" office:value-type="string" office:string-value="4123" calcext:value-type="string">
            <text:p>4123</text:p>
          </table:table-cell>
        </table:table-row>
        <table:table-row table:style-name="ro1">
          <table:table-cell table:style-name="ce193" office:value-type="string" calcext:value-type="string">
            <text:p>F_BIOS_SERIAL_CONIN_A</text:p>
          </table:table-cell>
          <table:table-cell table:style-name="ce199" table:formula="of:=DEC2HEX(HEX2DEC([.B5])+3;4)" office:value-type="string" office:string-value="1346" calcext:value-type="string">
            <text:p>1346</text:p>
          </table:table-cell>
          <table:table-cell table:style-name="ce199" table:formula="of:=DEC2HEX(HEX2DEC([.C5])+3;4)" office:value-type="string" office:string-value="4026" calcext:value-type="string">
            <text:p>4026</text:p>
          </table:table-cell>
          <table:table-cell/>
          <table:table-cell table:style-name="ce193" office:value-type="string" calcext:value-type="string">
            <text:p>F_KRN_SERIAL_WRSTR</text:p>
          </table:table-cell>
          <table:table-cell table:style-name="ce199" table:formula="of:=DEC2HEX(HEX2DEC([.F5])+3;4)" office:value-type="string" office:string-value="2706" calcext:value-type="string">
            <text:p>2706</text:p>
          </table:table-cell>
          <table:table-cell table:style-name="ce199" table:formula="of:=DEC2HEX(HEX2DEC([.G5])+3;4)" office:value-type="string" office:string-value="4126" calcext:value-type="string">
            <text:p>4126</text:p>
          </table:table-cell>
        </table:table-row>
        <table:table-row table:style-name="ro1">
          <table:table-cell table:style-name="ce193" office:value-type="string" calcext:value-type="string">
            <text:p>F_BIOS_SERIAL_CONOUT_A</text:p>
          </table:table-cell>
          <table:table-cell table:style-name="ce199" table:formula="of:=DEC2HEX(HEX2DEC([.B6])+3;4)" office:value-type="string" office:string-value="1349" calcext:value-type="string">
            <text:p>1349</text:p>
          </table:table-cell>
          <table:table-cell table:style-name="ce199" table:formula="of:=DEC2HEX(HEX2DEC([.C6])+3;4)" office:value-type="string" office:string-value="4029" calcext:value-type="string">
            <text:p>4029</text:p>
          </table:table-cell>
          <table:table-cell/>
          <table:table-cell table:style-name="ce193" office:value-type="string" calcext:value-type="string">
            <text:p>F_KRN_SERIAL_RDCHARECHO</text:p>
          </table:table-cell>
          <table:table-cell table:style-name="ce199" table:formula="of:=DEC2HEX(HEX2DEC([.F6])+3;4)" office:value-type="string" office:string-value="2709" calcext:value-type="string">
            <text:p>2709</text:p>
          </table:table-cell>
          <table:table-cell table:style-name="ce199" table:formula="of:=DEC2HEX(HEX2DEC([.G6])+3;4)" office:value-type="string" office:string-value="4129" calcext:value-type="string">
            <text:p>4129</text:p>
          </table:table-cell>
        </table:table-row>
        <table:table-row table:style-name="ro1">
          <table:table-cell table:style-name="ce193" office:value-type="string" calcext:value-type="string">
            <text:p>F_BIOS_SERIAL_CONOUT_B</text:p>
          </table:table-cell>
          <table:table-cell table:style-name="ce199" table:formula="of:=DEC2HEX(HEX2DEC([.B7])+3;4)" office:value-type="string" office:string-value="134C" calcext:value-type="string">
            <text:p>134C</text:p>
          </table:table-cell>
          <table:table-cell table:style-name="ce199" table:formula="of:=DEC2HEX(HEX2DEC([.C7])+3;4)" office:value-type="string" office:string-value="402C" calcext:value-type="string">
            <text:p>402C</text:p>
          </table:table-cell>
          <table:table-cell/>
          <table:table-cell table:style-name="ce193" office:value-type="string" calcext:value-type="string">
            <text:p>F_KRN_SERIAL_EMPTYLINES</text:p>
          </table:table-cell>
          <table:table-cell table:style-name="ce199" table:formula="of:=DEC2HEX(HEX2DEC([.F7])+3;4)" office:value-type="string" office:string-value="270C" calcext:value-type="string">
            <text:p>270C</text:p>
          </table:table-cell>
          <table:table-cell table:style-name="ce199" table:formula="of:=DEC2HEX(HEX2DEC([.G7])+3;4)" office:value-type="string" office:string-value="412C" calcext:value-type="string">
            <text:p>412C</text:p>
          </table:table-cell>
        </table:table-row>
        <table:table-row table:style-name="ro1">
          <table:table-cell table:style-name="ce193" office:value-type="string" calcext:value-type="string">
            <text:p>F_BIOS_CF_INIT</text:p>
          </table:table-cell>
          <table:table-cell table:style-name="ce199" table:formula="of:=DEC2HEX(HEX2DEC([.B8])+3;4)" office:value-type="string" office:string-value="134F" calcext:value-type="string">
            <text:p>134F</text:p>
          </table:table-cell>
          <table:table-cell table:style-name="ce199" table:formula="of:=DEC2HEX(HEX2DEC([.C8])+3;4)" office:value-type="string" office:string-value="402F" calcext:value-type="string">
            <text:p>402F</text:p>
          </table:table-cell>
          <table:table-cell/>
          <table:table-cell table:style-name="ce193" office:value-type="string" calcext:value-type="string">
            <text:p>F_KRN_SERIAL_PRN_BYTES</text:p>
          </table:table-cell>
          <table:table-cell table:style-name="ce199" table:formula="of:=DEC2HEX(HEX2DEC([.F8])+3;4)" office:value-type="string" office:string-value="270F" calcext:value-type="string">
            <text:p>270F</text:p>
          </table:table-cell>
          <table:table-cell table:style-name="ce199" table:formula="of:=DEC2HEX(HEX2DEC([.G8])+3;4)" office:value-type="string" office:string-value="412F" calcext:value-type="string">
            <text:p>412F</text:p>
          </table:table-cell>
        </table:table-row>
        <table:table-row table:style-name="ro1">
          <table:table-cell table:style-name="ce193" office:value-type="string" calcext:value-type="string">
            <text:p>F_BIOS_CF_BUSY</text:p>
          </table:table-cell>
          <table:table-cell table:style-name="ce199" table:formula="of:=DEC2HEX(HEX2DEC([.B9])+3;4)" office:value-type="string" office:string-value="1352" calcext:value-type="string">
            <text:p>1352</text:p>
          </table:table-cell>
          <table:table-cell table:style-name="ce199" table:formula="of:=DEC2HEX(HEX2DEC([.C9])+3;4)" office:value-type="string" office:string-value="4032" calcext:value-type="string">
            <text:p>4032</text:p>
          </table:table-cell>
          <table:table-cell/>
          <table:table-cell table:style-name="ce193" office:value-type="string" calcext:value-type="string">
            <text:p>F_KRN_SERIAL_PRN_BYTES</text:p>
          </table:table-cell>
          <table:table-cell table:style-name="ce199" table:formula="of:=DEC2HEX(HEX2DEC([.F9])+3;4)" office:value-type="string" office:string-value="2712" calcext:value-type="string">
            <text:p>2712</text:p>
          </table:table-cell>
          <table:table-cell table:style-name="ce199" table:formula="of:=DEC2HEX(HEX2DEC([.G9])+3;4)" office:value-type="string" office:string-value="4132" calcext:value-type="string">
            <text:p>4132</text:p>
          </table:table-cell>
        </table:table-row>
        <table:table-row table:style-name="ro1">
          <table:table-cell table:style-name="ce193" office:value-type="string" calcext:value-type="string">
            <text:p>F_BIOS_CF_READ_SEC</text:p>
          </table:table-cell>
          <table:table-cell table:style-name="ce199" table:formula="of:=DEC2HEX(HEX2DEC([.B10])+3;4)" office:value-type="string" office:string-value="1355" calcext:value-type="string">
            <text:p>1355</text:p>
          </table:table-cell>
          <table:table-cell table:style-name="ce199" table:formula="of:=DEC2HEX(HEX2DEC([.C10])+3;4)" office:value-type="string" office:string-value="4035" calcext:value-type="string">
            <text:p>4035</text:p>
          </table:table-cell>
          <table:table-cell/>
          <table:table-cell table:style-name="ce193" office:value-type="string" calcext:value-type="string">
            <text:p>F_KRN_SERIAL_PRN_WORD</text:p>
          </table:table-cell>
          <table:table-cell table:style-name="ce199" table:formula="of:=DEC2HEX(HEX2DEC([.F10])+3;4)" office:value-type="string" office:string-value="2715" calcext:value-type="string">
            <text:p>2715</text:p>
          </table:table-cell>
          <table:table-cell table:style-name="ce199" table:formula="of:=DEC2HEX(HEX2DEC([.G10])+3;4)" office:value-type="string" office:string-value="4135" calcext:value-type="string">
            <text:p>4135</text:p>
          </table:table-cell>
        </table:table-row>
        <table:table-row table:style-name="ro1">
          <table:table-cell table:style-name="ce193" office:value-type="string" calcext:value-type="string">
            <text:p>F_BIOS_CF_WRITE_SEC</text:p>
          </table:table-cell>
          <table:table-cell table:style-name="ce199" table:formula="of:=DEC2HEX(HEX2DEC([.B11])+3;4)" office:value-type="string" office:string-value="1358" calcext:value-type="string">
            <text:p>1358</text:p>
          </table:table-cell>
          <table:table-cell table:style-name="ce199" table:formula="of:=DEC2HEX(HEX2DEC([.C11])+3;4)" office:value-type="string" office:string-value="4038" calcext:value-type="string">
            <text:p>4038</text:p>
          </table:table-cell>
          <table:table-cell/>
          <table:table-cell table:style-name="ce193" office:value-type="string" calcext:value-type="string">
            <text:p>F_KRN_TOUPPER</text:p>
          </table:table-cell>
          <table:table-cell table:style-name="ce199" table:formula="of:=DEC2HEX(HEX2DEC([.F11])+3;4)" office:value-type="string" office:string-value="2718" calcext:value-type="string">
            <text:p>2718</text:p>
          </table:table-cell>
          <table:table-cell table:style-name="ce199" table:formula="of:=DEC2HEX(HEX2DEC([.G11])+3;4)" office:value-type="string" office:string-value="4138" calcext:value-type="string">
            <text:p>4138</text:p>
          </table:table-cell>
        </table:table-row>
        <table:table-row table:style-name="ro1">
          <table:table-cell table:style-name="ce193" office:value-type="string" calcext:value-type="string">
            <text:p>F_BIOS_CF_DISKINFO</text:p>
          </table:table-cell>
          <table:table-cell table:style-name="ce199" table:formula="of:=DEC2HEX(HEX2DEC([.B12])+3;4)" office:value-type="string" office:string-value="135B" calcext:value-type="string">
            <text:p>135B</text:p>
          </table:table-cell>
          <table:table-cell table:style-name="ce199" table:formula="of:=DEC2HEX(HEX2DEC([.C12])+3;4)" office:value-type="string" office:string-value="403B" calcext:value-type="string">
            <text:p>403B</text:p>
          </table:table-cell>
          <table:table-cell/>
          <table:table-cell table:style-name="ce193" office:value-type="string" calcext:value-type="string">
            <text:p>F_KRN_IS_PRINTABLE</text:p>
          </table:table-cell>
          <table:table-cell table:style-name="ce199" table:formula="of:=DEC2HEX(HEX2DEC([.F12])+3;4)" office:value-type="string" office:string-value="271B" calcext:value-type="string">
            <text:p>271B</text:p>
          </table:table-cell>
          <table:table-cell table:style-name="ce199" table:formula="of:=DEC2HEX(HEX2DEC([.G12])+3;4)" office:value-type="string" office:string-value="413B" calcext:value-type="string">
            <text:p>413B</text:p>
          </table:table-cell>
        </table:table-row>
        <table:table-row table:style-name="ro1">
          <table:table-cell table:style-name="ce193"/>
          <table:table-cell table:style-name="ce199" table:formula="of:=DEC2HEX(HEX2DEC([.B13])+3;4)" office:value-type="string" office:string-value="135E" calcext:value-type="string">
            <text:p>135E</text:p>
          </table:table-cell>
          <table:table-cell table:style-name="ce199" table:formula="of:=DEC2HEX(HEX2DEC([.C13])+3;4)" office:value-type="string" office:string-value="403E" calcext:value-type="string">
            <text:p>403E</text:p>
          </table:table-cell>
          <table:table-cell/>
          <table:table-cell table:style-name="ce193" office:value-type="string" calcext:value-type="string">
            <text:p>F_KRN_IS_NUMERIC</text:p>
          </table:table-cell>
          <table:table-cell table:style-name="ce199" table:formula="of:=DEC2HEX(HEX2DEC([.F13])+3;4)" office:value-type="string" office:string-value="271E" calcext:value-type="string">
            <text:p>271E</text:p>
          </table:table-cell>
          <table:table-cell table:style-name="ce199" table:formula="of:=DEC2HEX(HEX2DEC([.G13])+3;4)" office:value-type="string" office:string-value="413E" calcext:value-type="string">
            <text:p>413E</text:p>
          </table:table-cell>
        </table:table-row>
        <table:table-row table:style-name="ro1">
          <table:table-cell table:style-name="ce193"/>
          <table:table-cell table:style-name="ce199" table:formula="of:=DEC2HEX(HEX2DEC([.B14])+3;4)" office:value-type="string" office:string-value="1361" calcext:value-type="string">
            <text:p>1361</text:p>
          </table:table-cell>
          <table:table-cell table:style-name="ce199" table:formula="of:=DEC2HEX(HEX2DEC([.C14])+3;4)" office:value-type="string" office:string-value="4041" calcext:value-type="string">
            <text:p>4041</text:p>
          </table:table-cell>
          <table:table-cell/>
          <table:table-cell table:style-name="ce193" office:value-type="string" calcext:value-type="string">
            <text:p>F_KRN_STRCMP</text:p>
          </table:table-cell>
          <table:table-cell table:style-name="ce199" table:formula="of:=DEC2HEX(HEX2DEC([.F14])+3;4)" office:value-type="string" office:string-value="2721" calcext:value-type="string">
            <text:p>2721</text:p>
          </table:table-cell>
          <table:table-cell table:style-name="ce199" table:formula="of:=DEC2HEX(HEX2DEC([.G14])+3;4)" office:value-type="string" office:string-value="4141" calcext:value-type="string">
            <text:p>4141</text:p>
          </table:table-cell>
        </table:table-row>
        <table:table-row table:style-name="ro1">
          <table:table-cell table:style-name="ce193"/>
          <table:table-cell table:style-name="ce199" table:formula="of:=DEC2HEX(HEX2DEC([.B15])+3;4)" office:value-type="string" office:string-value="1364" calcext:value-type="string">
            <text:p>1364</text:p>
          </table:table-cell>
          <table:table-cell table:style-name="ce199" table:formula="of:=DEC2HEX(HEX2DEC([.C15])+3;4)" office:value-type="string" office:string-value="4044" calcext:value-type="string">
            <text:p>4044</text:p>
          </table:table-cell>
          <table:table-cell/>
          <table:table-cell table:style-name="ce193" office:value-type="string" calcext:value-type="string">
            <text:p>F_KRN_STRCPY</text:p>
          </table:table-cell>
          <table:table-cell table:style-name="ce199" table:formula="of:=DEC2HEX(HEX2DEC([.F15])+3;4)" office:value-type="string" office:string-value="2724" calcext:value-type="string">
            <text:p>2724</text:p>
          </table:table-cell>
          <table:table-cell table:style-name="ce199" table:formula="of:=DEC2HEX(HEX2DEC([.G15])+3;4)" office:value-type="string" office:string-value="4144" calcext:value-type="string">
            <text:p>4144</text:p>
          </table:table-cell>
        </table:table-row>
        <table:table-row table:style-name="ro1">
          <table:table-cell table:style-name="ce193"/>
          <table:table-cell table:style-name="ce199" table:formula="of:=DEC2HEX(HEX2DEC([.B16])+3;4)" office:value-type="string" office:string-value="1367" calcext:value-type="string">
            <text:p>1367</text:p>
          </table:table-cell>
          <table:table-cell table:style-name="ce199" table:formula="of:=DEC2HEX(HEX2DEC([.C16])+3;4)" office:value-type="string" office:string-value="4047" calcext:value-type="string">
            <text:p>4047</text:p>
          </table:table-cell>
          <table:table-cell/>
          <table:table-cell table:style-name="ce193" office:value-type="string" calcext:value-type="string">
            <text:p>F_KRN_STRLEN</text:p>
          </table:table-cell>
          <table:table-cell table:style-name="ce199" table:formula="of:=DEC2HEX(HEX2DEC([.F16])+3;4)" office:value-type="string" office:string-value="2727" calcext:value-type="string">
            <text:p>2727</text:p>
          </table:table-cell>
          <table:table-cell table:style-name="ce199" table:formula="of:=DEC2HEX(HEX2DEC([.G16])+3;4)" office:value-type="string" office:string-value="4147" calcext:value-type="string">
            <text:p>4147</text:p>
          </table:table-cell>
        </table:table-row>
        <table:table-row table:style-name="ro1">
          <table:table-cell table:style-name="ce193"/>
          <table:table-cell table:style-name="ce199" table:formula="of:=DEC2HEX(HEX2DEC([.B17])+3;4)" office:value-type="string" office:string-value="136A" calcext:value-type="string">
            <text:p>136A</text:p>
          </table:table-cell>
          <table:table-cell table:style-name="ce199" table:formula="of:=DEC2HEX(HEX2DEC([.C17])+3;4)" office:value-type="string" office:string-value="404A" calcext:value-type="string">
            <text:p>404A</text:p>
          </table:table-cell>
          <table:table-cell/>
          <table:table-cell table:style-name="ce193" office:value-type="string" calcext:value-type="string">
            <text:p>F_KRN_ASCIIADR_TO_HEX</text:p>
          </table:table-cell>
          <table:table-cell table:style-name="ce199" table:formula="of:=DEC2HEX(HEX2DEC([.F17])+3;4)" office:value-type="string" office:string-value="272A" calcext:value-type="string">
            <text:p>272A</text:p>
          </table:table-cell>
          <table:table-cell table:style-name="ce199" table:formula="of:=DEC2HEX(HEX2DEC([.G17])+3;4)" office:value-type="string" office:string-value="414A" calcext:value-type="string">
            <text:p>414A</text:p>
          </table:table-cell>
        </table:table-row>
        <table:table-row table:style-name="ro1">
          <table:table-cell table:style-name="ce193"/>
          <table:table-cell table:style-name="ce199" table:formula="of:=DEC2HEX(HEX2DEC([.B18])+3;4)" office:value-type="string" office:string-value="136D" calcext:value-type="string">
            <text:p>136D</text:p>
          </table:table-cell>
          <table:table-cell table:style-name="ce199" table:formula="of:=DEC2HEX(HEX2DEC([.C18])+3;4)" office:value-type="string" office:string-value="404D" calcext:value-type="string">
            <text:p>404D</text:p>
          </table:table-cell>
          <table:table-cell/>
          <table:table-cell table:style-name="ce193" office:value-type="string" calcext:value-type="string">
            <text:p>F_KRN_MULTIPLY816_SLOW</text:p>
          </table:table-cell>
          <table:table-cell table:style-name="ce199" table:formula="of:=DEC2HEX(HEX2DEC([.F18])+3;4)" office:value-type="string" office:string-value="272D" calcext:value-type="string">
            <text:p>272D</text:p>
          </table:table-cell>
          <table:table-cell table:style-name="ce199" table:formula="of:=DEC2HEX(HEX2DEC([.G18])+3;4)" office:value-type="string" office:string-value="414D" calcext:value-type="string">
            <text:p>414D</text:p>
          </table:table-cell>
        </table:table-row>
        <table:table-row table:style-name="ro1">
          <table:table-cell table:style-name="ce193"/>
          <table:table-cell table:style-name="ce199" table:formula="of:=DEC2HEX(HEX2DEC([.B19])+3;4)" office:value-type="string" office:string-value="1370" calcext:value-type="string">
            <text:p>1370</text:p>
          </table:table-cell>
          <table:table-cell table:style-name="ce199" table:formula="of:=DEC2HEX(HEX2DEC([.C19])+3;4)" office:value-type="string" office:string-value="4050" calcext:value-type="string">
            <text:p>4050</text:p>
          </table:table-cell>
          <table:table-cell/>
          <table:table-cell table:style-name="ce193" office:value-type="string" calcext:value-type="string">
            <text:p>F_KRN_MULTIPLY1616</text:p>
          </table:table-cell>
          <table:table-cell table:style-name="ce199" table:formula="of:=DEC2HEX(HEX2DEC([.F19])+3;4)" office:value-type="string" office:string-value="2730" calcext:value-type="string">
            <text:p>2730</text:p>
          </table:table-cell>
          <table:table-cell table:style-name="ce199" table:formula="of:=DEC2HEX(HEX2DEC([.G19])+3;4)" office:value-type="string" office:string-value="4150" calcext:value-type="string">
            <text:p>4150</text:p>
          </table:table-cell>
        </table:table-row>
        <table:table-row table:style-name="ro1">
          <table:table-cell table:style-name="ce193"/>
          <table:table-cell table:style-name="ce199" table:formula="of:=DEC2HEX(HEX2DEC([.B20])+3;4)" office:value-type="string" office:string-value="1373" calcext:value-type="string">
            <text:p>1373</text:p>
          </table:table-cell>
          <table:table-cell table:style-name="ce199" table:formula="of:=DEC2HEX(HEX2DEC([.C20])+3;4)" office:value-type="string" office:string-value="4053" calcext:value-type="string">
            <text:p>4053</text:p>
          </table:table-cell>
          <table:table-cell/>
          <table:table-cell table:style-name="ce193" office:value-type="string" calcext:value-type="string">
            <text:p>F_KRN_DZFS_READ_SUPERBLOCK</text:p>
          </table:table-cell>
          <table:table-cell table:style-name="ce199" table:formula="of:=DEC2HEX(HEX2DEC([.F20])+3;4)" office:value-type="string" office:string-value="2733" calcext:value-type="string">
            <text:p>2733</text:p>
          </table:table-cell>
          <table:table-cell table:style-name="ce199" table:formula="of:=DEC2HEX(HEX2DEC([.G20])+3;4)" office:value-type="string" office:string-value="4153" calcext:value-type="string">
            <text:p>4153</text:p>
          </table:table-cell>
        </table:table-row>
        <table:table-row table:style-name="ro1">
          <table:table-cell table:style-name="ce193"/>
          <table:table-cell table:style-name="ce199" table:formula="of:=DEC2HEX(HEX2DEC([.B21])+3;4)" office:value-type="string" office:string-value="1376" calcext:value-type="string">
            <text:p>1376</text:p>
          </table:table-cell>
          <table:table-cell table:style-name="ce199" table:formula="of:=DEC2HEX(HEX2DEC([.C21])+3;4)" office:value-type="string" office:string-value="4056" calcext:value-type="string">
            <text:p>4056</text:p>
          </table:table-cell>
          <table:table-cell/>
          <table:table-cell table:style-name="ce193" office:value-type="string" calcext:value-type="string">
            <text:p>F_KRN_DZFS_GET_FILE_BATENTRY</text:p>
          </table:table-cell>
          <table:table-cell table:style-name="ce199" table:formula="of:=DEC2HEX(HEX2DEC([.F21])+3;4)" office:value-type="string" office:string-value="2736" calcext:value-type="string">
            <text:p>2736</text:p>
          </table:table-cell>
          <table:table-cell table:style-name="ce199" table:formula="of:=DEC2HEX(HEX2DEC([.G21])+3;4)" office:value-type="string" office:string-value="4156" calcext:value-type="string">
            <text:p>4156</text:p>
          </table:table-cell>
        </table:table-row>
        <table:table-row table:style-name="ro1">
          <table:table-cell table:style-name="ce193"/>
          <table:table-cell table:style-name="ce199" table:formula="of:=DEC2HEX(HEX2DEC([.B22])+3;4)" office:value-type="string" office:string-value="1379" calcext:value-type="string">
            <text:p>1379</text:p>
          </table:table-cell>
          <table:table-cell table:style-name="ce199" table:formula="of:=DEC2HEX(HEX2DEC([.C22])+3;4)" office:value-type="string" office:string-value="4059" calcext:value-type="string">
            <text:p>4059</text:p>
          </table:table-cell>
          <table:table-cell/>
          <table:table-cell table:style-name="ce193" office:value-type="string" calcext:value-type="string">
            <text:p>F_KRN_DZFS_LOAD_FILE_TO_RAM</text:p>
          </table:table-cell>
          <table:table-cell table:style-name="ce199" table:formula="of:=DEC2HEX(HEX2DEC([.F22])+3;4)" office:value-type="string" office:string-value="2739" calcext:value-type="string">
            <text:p>2739</text:p>
          </table:table-cell>
          <table:table-cell table:style-name="ce199" table:formula="of:=DEC2HEX(HEX2DEC([.G22])+3;4)" office:value-type="string" office:string-value="4159" calcext:value-type="string">
            <text:p>4159</text:p>
          </table:table-cell>
        </table:table-row>
        <table:table-row table:style-name="ro1">
          <table:table-cell table:style-name="ce193"/>
          <table:table-cell table:style-name="ce199" table:formula="of:=DEC2HEX(HEX2DEC([.B23])+3;4)" office:value-type="string" office:string-value="137C" calcext:value-type="string">
            <text:p>137C</text:p>
          </table:table-cell>
          <table:table-cell table:style-name="ce199" table:formula="of:=DEC2HEX(HEX2DEC([.C23])+3;4)" office:value-type="string" office:string-value="405C" calcext:value-type="string">
            <text:p>405C</text:p>
          </table:table-cell>
          <table:table-cell/>
          <table:table-cell table:style-name="ce193" office:value-type="string" calcext:value-type="string">
            <text:p>F_KRN_DZFS_DELETE_FILE</text:p>
          </table:table-cell>
          <table:table-cell table:style-name="ce199" table:formula="of:=DEC2HEX(HEX2DEC([.F23])+3;4)" office:value-type="string" office:string-value="273C" calcext:value-type="string">
            <text:p>273C</text:p>
          </table:table-cell>
          <table:table-cell table:style-name="ce199" table:formula="of:=DEC2HEX(HEX2DEC([.G23])+3;4)" office:value-type="string" office:string-value="415C" calcext:value-type="string">
            <text:p>415C</text:p>
          </table:table-cell>
        </table:table-row>
        <table:table-row table:style-name="ro1">
          <table:table-cell table:style-name="ce193"/>
          <table:table-cell table:style-name="ce199" table:formula="of:=DEC2HEX(HEX2DEC([.B24])+3;4)" office:value-type="string" office:string-value="137F" calcext:value-type="string">
            <text:p>137F</text:p>
          </table:table-cell>
          <table:table-cell table:style-name="ce199" table:formula="of:=DEC2HEX(HEX2DEC([.C24])+3;4)" office:value-type="string" office:string-value="405F" calcext:value-type="string">
            <text:p>405F</text:p>
          </table:table-cell>
          <table:table-cell/>
          <table:table-cell table:style-name="ce193" office:value-type="string" calcext:value-type="string">
            <text:p>F_KRN_DZFS_RENAME_FILE</text:p>
          </table:table-cell>
          <table:table-cell table:style-name="ce199" table:formula="of:=DEC2HEX(HEX2DEC([.F24])+3;4)" office:value-type="string" office:string-value="273F" calcext:value-type="string">
            <text:p>273F</text:p>
          </table:table-cell>
          <table:table-cell table:style-name="ce199" table:formula="of:=DEC2HEX(HEX2DEC([.G24])+3;4)" office:value-type="string" office:string-value="415F" calcext:value-type="string">
            <text:p>415F</text:p>
          </table:table-cell>
        </table:table-row>
        <table:table-row table:style-name="ro1">
          <table:table-cell table:style-name="ce193"/>
          <table:table-cell table:style-name="ce199" table:formula="of:=DEC2HEX(HEX2DEC([.B25])+3;4)" office:value-type="string" office:string-value="1382" calcext:value-type="string">
            <text:p>1382</text:p>
          </table:table-cell>
          <table:table-cell table:style-name="ce199" table:formula="of:=DEC2HEX(HEX2DEC([.C25])+3;4)" office:value-type="string" office:string-value="4062" calcext:value-type="string">
            <text:p>4062</text:p>
          </table:table-cell>
          <table:table-cell/>
          <table:table-cell table:style-name="ce193" office:value-type="string" calcext:value-type="string">
            <text:p>F_KRN_DZFS_CHGATTR_FILE</text:p>
          </table:table-cell>
          <table:table-cell table:style-name="ce199" table:formula="of:=DEC2HEX(HEX2DEC([.F25])+3;4)" office:value-type="string" office:string-value="2742" calcext:value-type="string">
            <text:p>2742</text:p>
          </table:table-cell>
          <table:table-cell table:style-name="ce199" table:formula="of:=DEC2HEX(HEX2DEC([.G25])+3;4)" office:value-type="string" office:string-value="4162" calcext:value-type="string">
            <text:p>4162</text:p>
          </table:table-cell>
        </table:table-row>
        <table:table-row table:style-name="ro1">
          <table:table-cell table:style-name="ce193"/>
          <table:table-cell table:style-name="ce199" table:formula="of:=DEC2HEX(HEX2DEC([.B26])+3;4)" office:value-type="string" office:string-value="1385" calcext:value-type="string">
            <text:p>1385</text:p>
          </table:table-cell>
          <table:table-cell table:style-name="ce199" table:formula="of:=DEC2HEX(HEX2DEC([.C26])+3;4)" office:value-type="string" office:string-value="4065" calcext:value-type="string">
            <text:p>4065</text:p>
          </table:table-cell>
          <table:table-cell/>
          <table:table-cell table:style-name="ce193" office:value-type="string" calcext:value-type="string">
            <text:p>F_KRN_DZFS_FORMAT_CF</text:p>
          </table:table-cell>
          <table:table-cell table:style-name="ce199" table:formula="of:=DEC2HEX(HEX2DEC([.F26])+3;4)" office:value-type="string" office:string-value="2745" calcext:value-type="string">
            <text:p>2745</text:p>
          </table:table-cell>
          <table:table-cell table:style-name="ce199" table:formula="of:=DEC2HEX(HEX2DEC([.G26])+3;4)" office:value-type="string" office:string-value="4165" calcext:value-type="string">
            <text:p>4165</text:p>
          </table:table-cell>
        </table:table-row>
        <table:table-row table:style-name="ro1">
          <table:table-cell table:style-name="ce193"/>
          <table:table-cell table:style-name="ce199" table:formula="of:=DEC2HEX(HEX2DEC([.B27])+3;4)" office:value-type="string" office:string-value="1388" calcext:value-type="string">
            <text:p>1388</text:p>
          </table:table-cell>
          <table:table-cell table:style-name="ce199" table:formula="of:=DEC2HEX(HEX2DEC([.C27])+3;4)" office:value-type="string" office:string-value="4068" calcext:value-type="string">
            <text:p>4068</text:p>
          </table:table-cell>
          <table:table-cell/>
          <table:table-cell table:style-name="ce193" office:value-type="string" calcext:value-type="string">
            <text:p>F_KRN_DZFS_SHOW_DISKINFO</text:p>
          </table:table-cell>
          <table:table-cell table:style-name="ce199" table:formula="of:=DEC2HEX(HEX2DEC([.F27])+3;4)" office:value-type="string" office:string-value="2748" calcext:value-type="string">
            <text:p>2748</text:p>
          </table:table-cell>
          <table:table-cell table:style-name="ce199" table:formula="of:=DEC2HEX(HEX2DEC([.G27])+3;4)" office:value-type="string" office:string-value="4168" calcext:value-type="string">
            <text:p>4168</text:p>
          </table:table-cell>
        </table:table-row>
        <table:table-row table:style-name="ro1">
          <table:table-cell table:style-name="ce193"/>
          <table:table-cell table:style-name="ce199" table:formula="of:=DEC2HEX(HEX2DEC([.B28])+3;4)" office:value-type="string" office:string-value="138B" calcext:value-type="string">
            <text:p>138B</text:p>
          </table:table-cell>
          <table:table-cell table:style-name="ce199" table:formula="of:=DEC2HEX(HEX2DEC([.C28])+3;4)" office:value-type="string" office:string-value="406B" calcext:value-type="string">
            <text:p>406B</text:p>
          </table:table-cell>
          <table:table-cell/>
          <table:table-cell table:style-name="ce193"/>
          <table:table-cell table:style-name="ce199" table:formula="of:=DEC2HEX(HEX2DEC([.F28])+3;4)" office:value-type="string" office:string-value="274B" calcext:value-type="string">
            <text:p>274B</text:p>
          </table:table-cell>
          <table:table-cell table:style-name="ce199" table:formula="of:=DEC2HEX(HEX2DEC([.G28])+3;4)" office:value-type="string" office:string-value="416B" calcext:value-type="string">
            <text:p>416B</text:p>
          </table:table-cell>
        </table:table-row>
        <table:table-row table:style-name="ro1">
          <table:table-cell table:style-name="ce193"/>
          <table:table-cell table:style-name="ce199" table:formula="of:=DEC2HEX(HEX2DEC([.B29])+3;4)" office:value-type="string" office:string-value="138E" calcext:value-type="string">
            <text:p>138E</text:p>
          </table:table-cell>
          <table:table-cell table:style-name="ce199" table:formula="of:=DEC2HEX(HEX2DEC([.C29])+3;4)" office:value-type="string" office:string-value="406E" calcext:value-type="string">
            <text:p>406E</text:p>
          </table:table-cell>
          <table:table-cell/>
          <table:table-cell table:style-name="ce193"/>
          <table:table-cell table:style-name="ce199" table:formula="of:=DEC2HEX(HEX2DEC([.F29])+3;4)" office:value-type="string" office:string-value="274E" calcext:value-type="string">
            <text:p>274E</text:p>
          </table:table-cell>
          <table:table-cell table:style-name="ce199" table:formula="of:=DEC2HEX(HEX2DEC([.G29])+3;4)" office:value-type="string" office:string-value="416E" calcext:value-type="string">
            <text:p>416E</text:p>
          </table:table-cell>
        </table:table-row>
        <table:table-row table:style-name="ro1">
          <table:table-cell table:style-name="ce193"/>
          <table:table-cell table:style-name="ce199" table:formula="of:=DEC2HEX(HEX2DEC([.B30])+3;4)" office:value-type="string" office:string-value="1391" calcext:value-type="string">
            <text:p>1391</text:p>
          </table:table-cell>
          <table:table-cell table:style-name="ce199" table:formula="of:=DEC2HEX(HEX2DEC([.C30])+3;4)" office:value-type="string" office:string-value="4071" calcext:value-type="string">
            <text:p>4071</text:p>
          </table:table-cell>
          <table:table-cell/>
          <table:table-cell table:style-name="ce193"/>
          <table:table-cell table:style-name="ce199" table:formula="of:=DEC2HEX(HEX2DEC([.F30])+3;4)" office:value-type="string" office:string-value="2751" calcext:value-type="string">
            <text:p>2751</text:p>
          </table:table-cell>
          <table:table-cell table:style-name="ce199" table:formula="of:=DEC2HEX(HEX2DEC([.G30])+3;4)" office:value-type="string" office:string-value="4171" calcext:value-type="string">
            <text:p>4171</text:p>
          </table:table-cell>
        </table:table-row>
        <table:table-row table:style-name="ro1">
          <table:table-cell table:style-name="ce193"/>
          <table:table-cell table:style-name="ce199" table:formula="of:=DEC2HEX(HEX2DEC([.B31])+3;4)" office:value-type="string" office:string-value="1394" calcext:value-type="string">
            <text:p>1394</text:p>
          </table:table-cell>
          <table:table-cell table:style-name="ce199" table:formula="of:=DEC2HEX(HEX2DEC([.C31])+3;4)" office:value-type="string" office:string-value="4074" calcext:value-type="string">
            <text:p>4074</text:p>
          </table:table-cell>
          <table:table-cell/>
          <table:table-cell table:style-name="ce193"/>
          <table:table-cell table:style-name="ce199" table:formula="of:=DEC2HEX(HEX2DEC([.F31])+3;4)" office:value-type="string" office:string-value="2754" calcext:value-type="string">
            <text:p>2754</text:p>
          </table:table-cell>
          <table:table-cell table:style-name="ce199" table:formula="of:=DEC2HEX(HEX2DEC([.G31])+3;4)" office:value-type="string" office:string-value="4174" calcext:value-type="string">
            <text:p>4174</text:p>
          </table:table-cell>
        </table:table-row>
        <table:table-row table:style-name="ro1">
          <table:table-cell table:style-name="ce193"/>
          <table:table-cell table:style-name="ce199" table:formula="of:=DEC2HEX(HEX2DEC([.B32])+3;4)" office:value-type="string" office:string-value="1397" calcext:value-type="string">
            <text:p>1397</text:p>
          </table:table-cell>
          <table:table-cell table:style-name="ce199" table:formula="of:=DEC2HEX(HEX2DEC([.C32])+3;4)" office:value-type="string" office:string-value="4077" calcext:value-type="string">
            <text:p>4077</text:p>
          </table:table-cell>
          <table:table-cell/>
          <table:table-cell table:style-name="ce193"/>
          <table:table-cell table:style-name="ce199" table:formula="of:=DEC2HEX(HEX2DEC([.F32])+3;4)" office:value-type="string" office:string-value="2757" calcext:value-type="string">
            <text:p>2757</text:p>
          </table:table-cell>
          <table:table-cell table:style-name="ce199" table:formula="of:=DEC2HEX(HEX2DEC([.G32])+3;4)" office:value-type="string" office:string-value="4177" calcext:value-type="string">
            <text:p>4177</text:p>
          </table:table-cell>
        </table:table-row>
        <table:table-row table:style-name="ro1">
          <table:table-cell table:style-name="ce193"/>
          <table:table-cell table:style-name="ce199" table:formula="of:=DEC2HEX(HEX2DEC([.B33])+3;4)" office:value-type="string" office:string-value="139A" calcext:value-type="string">
            <text:p>139A</text:p>
          </table:table-cell>
          <table:table-cell table:style-name="ce199" table:formula="of:=DEC2HEX(HEX2DEC([.C33])+3;4)" office:value-type="string" office:string-value="407A" calcext:value-type="string">
            <text:p>407A</text:p>
          </table:table-cell>
          <table:table-cell/>
          <table:table-cell table:style-name="ce193"/>
          <table:table-cell table:style-name="ce199" table:formula="of:=DEC2HEX(HEX2DEC([.F33])+3;4)" office:value-type="string" office:string-value="275A" calcext:value-type="string">
            <text:p>275A</text:p>
          </table:table-cell>
          <table:table-cell table:style-name="ce199" table:formula="of:=DEC2HEX(HEX2DEC([.G33])+3;4)" office:value-type="string" office:string-value="417A" calcext:value-type="string">
            <text:p>417A</text:p>
          </table:table-cell>
        </table:table-row>
        <table:table-row table:style-name="ro1">
          <table:table-cell table:style-name="ce193"/>
          <table:table-cell table:style-name="ce199" table:formula="of:=DEC2HEX(HEX2DEC([.B34])+3;4)" office:value-type="string" office:string-value="139D" calcext:value-type="string">
            <text:p>139D</text:p>
          </table:table-cell>
          <table:table-cell table:style-name="ce199" table:formula="of:=DEC2HEX(HEX2DEC([.C34])+3;4)" office:value-type="string" office:string-value="407D" calcext:value-type="string">
            <text:p>407D</text:p>
          </table:table-cell>
          <table:table-cell/>
          <table:table-cell table:style-name="ce193"/>
          <table:table-cell table:style-name="ce199" table:formula="of:=DEC2HEX(HEX2DEC([.F34])+3;4)" office:value-type="string" office:string-value="275D" calcext:value-type="string">
            <text:p>275D</text:p>
          </table:table-cell>
          <table:table-cell table:style-name="ce199" table:formula="of:=DEC2HEX(HEX2DEC([.G34])+3;4)" office:value-type="string" office:string-value="417D" calcext:value-type="string">
            <text:p>417D</text:p>
          </table:table-cell>
        </table:table-row>
        <table:table-row table:style-name="ro1">
          <table:table-cell table:style-name="ce193"/>
          <table:table-cell table:style-name="ce199" table:formula="of:=DEC2HEX(HEX2DEC([.B35])+3;4)" office:value-type="string" office:string-value="13A0" calcext:value-type="string">
            <text:p>13A0</text:p>
          </table:table-cell>
          <table:table-cell table:style-name="ce199" table:formula="of:=DEC2HEX(HEX2DEC([.C35])+3;4)" office:value-type="string" office:string-value="4080" calcext:value-type="string">
            <text:p>4080</text:p>
          </table:table-cell>
          <table:table-cell/>
          <table:table-cell table:style-name="ce193"/>
          <table:table-cell table:style-name="ce199" table:formula="of:=DEC2HEX(HEX2DEC([.F35])+3;4)" office:value-type="string" office:string-value="2760" calcext:value-type="string">
            <text:p>2760</text:p>
          </table:table-cell>
          <table:table-cell table:style-name="ce199" table:formula="of:=DEC2HEX(HEX2DEC([.G35])+3;4)" office:value-type="string" office:string-value="4180" calcext:value-type="string">
            <text:p>4180</text:p>
          </table:table-cell>
        </table:table-row>
        <table:table-row table:style-name="ro1">
          <table:table-cell table:style-name="ce193"/>
          <table:table-cell table:style-name="ce199" table:formula="of:=DEC2HEX(HEX2DEC([.B36])+3;4)" office:value-type="string" office:string-value="13A3" calcext:value-type="string">
            <text:p>13A3</text:p>
          </table:table-cell>
          <table:table-cell table:style-name="ce199" table:formula="of:=DEC2HEX(HEX2DEC([.C36])+3;4)" office:value-type="string" office:string-value="4083" calcext:value-type="string">
            <text:p>4083</text:p>
          </table:table-cell>
          <table:table-cell/>
          <table:table-cell table:style-name="ce193"/>
          <table:table-cell table:style-name="ce199" table:formula="of:=DEC2HEX(HEX2DEC([.F36])+3;4)" office:value-type="string" office:string-value="2763" calcext:value-type="string">
            <text:p>2763</text:p>
          </table:table-cell>
          <table:table-cell table:style-name="ce199" table:formula="of:=DEC2HEX(HEX2DEC([.G36])+3;4)" office:value-type="string" office:string-value="4183" calcext:value-type="string">
            <text:p>4183</text:p>
          </table:table-cell>
        </table:table-row>
        <table:table-row table:style-name="ro1">
          <table:table-cell table:style-name="ce193"/>
          <table:table-cell table:style-name="ce199" table:formula="of:=DEC2HEX(HEX2DEC([.B37])+3;4)" office:value-type="string" office:string-value="13A6" calcext:value-type="string">
            <text:p>13A6</text:p>
          </table:table-cell>
          <table:table-cell table:style-name="ce199" table:formula="of:=DEC2HEX(HEX2DEC([.C37])+3;4)" office:value-type="string" office:string-value="4086" calcext:value-type="string">
            <text:p>4086</text:p>
          </table:table-cell>
          <table:table-cell/>
          <table:table-cell table:style-name="ce193"/>
          <table:table-cell table:style-name="ce199" table:formula="of:=DEC2HEX(HEX2DEC([.F37])+3;4)" office:value-type="string" office:string-value="2766" calcext:value-type="string">
            <text:p>2766</text:p>
          </table:table-cell>
          <table:table-cell table:style-name="ce199" table:formula="of:=DEC2HEX(HEX2DEC([.G37])+3;4)" office:value-type="string" office:string-value="4186" calcext:value-type="string">
            <text:p>4186</text:p>
          </table:table-cell>
        </table:table-row>
        <table:table-row table:style-name="ro1">
          <table:table-cell table:style-name="ce193"/>
          <table:table-cell table:style-name="ce199" table:formula="of:=DEC2HEX(HEX2DEC([.B38])+3;4)" office:value-type="string" office:string-value="13A9" calcext:value-type="string">
            <text:p>13A9</text:p>
          </table:table-cell>
          <table:table-cell table:style-name="ce199" table:formula="of:=DEC2HEX(HEX2DEC([.C38])+3;4)" office:value-type="string" office:string-value="4089" calcext:value-type="string">
            <text:p>4089</text:p>
          </table:table-cell>
          <table:table-cell/>
          <table:table-cell table:style-name="ce193"/>
          <table:table-cell table:style-name="ce199" table:formula="of:=DEC2HEX(HEX2DEC([.F38])+3;4)" office:value-type="string" office:string-value="2769" calcext:value-type="string">
            <text:p>2769</text:p>
          </table:table-cell>
          <table:table-cell table:style-name="ce199" table:formula="of:=DEC2HEX(HEX2DEC([.G38])+3;4)" office:value-type="string" office:string-value="4189" calcext:value-type="string">
            <text:p>4189</text:p>
          </table:table-cell>
        </table:table-row>
        <table:table-row table:style-name="ro1">
          <table:table-cell table:style-name="ce193"/>
          <table:table-cell table:style-name="ce199" table:formula="of:=DEC2HEX(HEX2DEC([.B39])+3;4)" office:value-type="string" office:string-value="13AC" calcext:value-type="string">
            <text:p>13AC</text:p>
          </table:table-cell>
          <table:table-cell table:style-name="ce199" table:formula="of:=DEC2HEX(HEX2DEC([.C39])+3;4)" office:value-type="string" office:string-value="408C" calcext:value-type="string">
            <text:p>408C</text:p>
          </table:table-cell>
          <table:table-cell/>
          <table:table-cell table:style-name="ce193"/>
          <table:table-cell table:style-name="ce199" table:formula="of:=DEC2HEX(HEX2DEC([.F39])+3;4)" office:value-type="string" office:string-value="276C" calcext:value-type="string">
            <text:p>276C</text:p>
          </table:table-cell>
          <table:table-cell table:style-name="ce199" table:formula="of:=DEC2HEX(HEX2DEC([.G39])+3;4)" office:value-type="string" office:string-value="418C" calcext:value-type="string">
            <text:p>418C</text:p>
          </table:table-cell>
        </table:table-row>
        <table:table-row table:style-name="ro1">
          <table:table-cell table:style-name="ce193"/>
          <table:table-cell table:style-name="ce199" table:formula="of:=DEC2HEX(HEX2DEC([.B40])+3;4)" office:value-type="string" office:string-value="13AF" calcext:value-type="string">
            <text:p>13AF</text:p>
          </table:table-cell>
          <table:table-cell table:style-name="ce199" table:formula="of:=DEC2HEX(HEX2DEC([.C40])+3;4)" office:value-type="string" office:string-value="408F" calcext:value-type="string">
            <text:p>408F</text:p>
          </table:table-cell>
          <table:table-cell/>
          <table:table-cell table:style-name="ce193"/>
          <table:table-cell table:style-name="ce199" table:formula="of:=DEC2HEX(HEX2DEC([.F40])+3;4)" office:value-type="string" office:string-value="276F" calcext:value-type="string">
            <text:p>276F</text:p>
          </table:table-cell>
          <table:table-cell table:style-name="ce199" table:formula="of:=DEC2HEX(HEX2DEC([.G40])+3;4)" office:value-type="string" office:string-value="418F" calcext:value-type="string">
            <text:p>418F</text:p>
          </table:table-cell>
        </table:table-row>
        <table:table-row table:style-name="ro1">
          <table:table-cell table:style-name="ce193"/>
          <table:table-cell table:style-name="ce199" table:formula="of:=DEC2HEX(HEX2DEC([.B41])+3;4)" office:value-type="string" office:string-value="13B2" calcext:value-type="string">
            <text:p>13B2</text:p>
          </table:table-cell>
          <table:table-cell table:style-name="ce199" table:formula="of:=DEC2HEX(HEX2DEC([.C41])+3;4)" office:value-type="string" office:string-value="4092" calcext:value-type="string">
            <text:p>4092</text:p>
          </table:table-cell>
          <table:table-cell/>
          <table:table-cell table:style-name="ce193"/>
          <table:table-cell table:style-name="ce199" table:formula="of:=DEC2HEX(HEX2DEC([.F41])+3;4)" office:value-type="string" office:string-value="2772" calcext:value-type="string">
            <text:p>2772</text:p>
          </table:table-cell>
          <table:table-cell table:style-name="ce199" table:formula="of:=DEC2HEX(HEX2DEC([.G41])+3;4)" office:value-type="string" office:string-value="4192" calcext:value-type="string">
            <text:p>4192</text:p>
          </table:table-cell>
        </table:table-row>
        <table:table-row table:style-name="ro1">
          <table:table-cell table:style-name="ce193"/>
          <table:table-cell table:style-name="ce199" table:formula="of:=DEC2HEX(HEX2DEC([.B42])+3;4)" office:value-type="string" office:string-value="13B5" calcext:value-type="string">
            <text:p>13B5</text:p>
          </table:table-cell>
          <table:table-cell table:style-name="ce199" table:formula="of:=DEC2HEX(HEX2DEC([.C42])+3;4)" office:value-type="string" office:string-value="4095" calcext:value-type="string">
            <text:p>4095</text:p>
          </table:table-cell>
          <table:table-cell/>
          <table:table-cell table:style-name="ce193"/>
          <table:table-cell table:style-name="ce199" table:formula="of:=DEC2HEX(HEX2DEC([.F42])+3;4)" office:value-type="string" office:string-value="2775" calcext:value-type="string">
            <text:p>2775</text:p>
          </table:table-cell>
          <table:table-cell table:style-name="ce199" table:formula="of:=DEC2HEX(HEX2DEC([.G42])+3;4)" office:value-type="string" office:string-value="4195" calcext:value-type="string">
            <text:p>4195</text:p>
          </table:table-cell>
        </table:table-row>
        <table:table-row table:style-name="ro1">
          <table:table-cell table:style-name="ce193"/>
          <table:table-cell table:style-name="ce199" table:formula="of:=DEC2HEX(HEX2DEC([.B43])+3;4)" office:value-type="string" office:string-value="13B8" calcext:value-type="string">
            <text:p>13B8</text:p>
          </table:table-cell>
          <table:table-cell table:style-name="ce199" table:formula="of:=DEC2HEX(HEX2DEC([.C43])+3;4)" office:value-type="string" office:string-value="4098" calcext:value-type="string">
            <text:p>4098</text:p>
          </table:table-cell>
          <table:table-cell/>
          <table:table-cell table:style-name="ce193"/>
          <table:table-cell table:style-name="ce199" table:formula="of:=DEC2HEX(HEX2DEC([.F43])+3;4)" office:value-type="string" office:string-value="2778" calcext:value-type="string">
            <text:p>2778</text:p>
          </table:table-cell>
          <table:table-cell table:style-name="ce199" table:formula="of:=DEC2HEX(HEX2DEC([.G43])+3;4)" office:value-type="string" office:string-value="4198" calcext:value-type="string">
            <text:p>4198</text:p>
          </table:table-cell>
        </table:table-row>
        <table:table-row table:style-name="ro1">
          <table:table-cell table:style-name="ce193"/>
          <table:table-cell table:style-name="ce199" table:formula="of:=DEC2HEX(HEX2DEC([.B44])+3;4)" office:value-type="string" office:string-value="13BB" calcext:value-type="string">
            <text:p>13BB</text:p>
          </table:table-cell>
          <table:table-cell table:style-name="ce199" table:formula="of:=DEC2HEX(HEX2DEC([.C44])+3;4)" office:value-type="string" office:string-value="409B" calcext:value-type="string">
            <text:p>409B</text:p>
          </table:table-cell>
          <table:table-cell/>
          <table:table-cell table:style-name="ce193"/>
          <table:table-cell table:style-name="ce199" table:formula="of:=DEC2HEX(HEX2DEC([.F44])+3;4)" office:value-type="string" office:string-value="277B" calcext:value-type="string">
            <text:p>277B</text:p>
          </table:table-cell>
          <table:table-cell table:style-name="ce199" table:formula="of:=DEC2HEX(HEX2DEC([.G44])+3;4)" office:value-type="string" office:string-value="419B" calcext:value-type="string">
            <text:p>419B</text:p>
          </table:table-cell>
        </table:table-row>
        <table:table-row table:style-name="ro1">
          <table:table-cell table:style-name="ce193"/>
          <table:table-cell table:style-name="ce199" table:formula="of:=DEC2HEX(HEX2DEC([.B45])+3;4)" office:value-type="string" office:string-value="13BE" calcext:value-type="string">
            <text:p>13BE</text:p>
          </table:table-cell>
          <table:table-cell table:style-name="ce199" table:formula="of:=DEC2HEX(HEX2DEC([.C45])+3;4)" office:value-type="string" office:string-value="409E" calcext:value-type="string">
            <text:p>409E</text:p>
          </table:table-cell>
          <table:table-cell/>
          <table:table-cell table:style-name="ce193"/>
          <table:table-cell table:style-name="ce199" table:formula="of:=DEC2HEX(HEX2DEC([.F45])+3;4)" office:value-type="string" office:string-value="277E" calcext:value-type="string">
            <text:p>277E</text:p>
          </table:table-cell>
          <table:table-cell table:style-name="ce199" table:formula="of:=DEC2HEX(HEX2DEC([.G45])+3;4)" office:value-type="string" office:string-value="419E" calcext:value-type="string">
            <text:p>419E</text:p>
          </table:table-cell>
        </table:table-row>
        <table:table-row table:style-name="ro1">
          <table:table-cell table:style-name="ce193"/>
          <table:table-cell table:style-name="ce199" table:formula="of:=DEC2HEX(HEX2DEC([.B46])+3;4)" office:value-type="string" office:string-value="13C1" calcext:value-type="string">
            <text:p>13C1</text:p>
          </table:table-cell>
          <table:table-cell table:style-name="ce199" table:formula="of:=DEC2HEX(HEX2DEC([.C46])+3;4)" office:value-type="string" office:string-value="40A1" calcext:value-type="string">
            <text:p>40A1</text:p>
          </table:table-cell>
          <table:table-cell/>
          <table:table-cell table:style-name="ce193"/>
          <table:table-cell table:style-name="ce199" table:formula="of:=DEC2HEX(HEX2DEC([.F46])+3;4)" office:value-type="string" office:string-value="2781" calcext:value-type="string">
            <text:p>2781</text:p>
          </table:table-cell>
          <table:table-cell table:style-name="ce199" table:formula="of:=DEC2HEX(HEX2DEC([.G46])+3;4)" office:value-type="string" office:string-value="41A1" calcext:value-type="string">
            <text:p>41A1</text:p>
          </table:table-cell>
        </table:table-row>
        <table:table-row table:style-name="ro1">
          <table:table-cell table:style-name="ce193"/>
          <table:table-cell table:style-name="ce199" table:formula="of:=DEC2HEX(HEX2DEC([.B47])+3;4)" office:value-type="string" office:string-value="13C4" calcext:value-type="string">
            <text:p>13C4</text:p>
          </table:table-cell>
          <table:table-cell table:style-name="ce199" table:formula="of:=DEC2HEX(HEX2DEC([.C47])+3;4)" office:value-type="string" office:string-value="40A4" calcext:value-type="string">
            <text:p>40A4</text:p>
          </table:table-cell>
          <table:table-cell/>
          <table:table-cell table:style-name="ce193"/>
          <table:table-cell table:style-name="ce199" table:formula="of:=DEC2HEX(HEX2DEC([.F47])+3;4)" office:value-type="string" office:string-value="2784" calcext:value-type="string">
            <text:p>2784</text:p>
          </table:table-cell>
          <table:table-cell table:style-name="ce199" table:formula="of:=DEC2HEX(HEX2DEC([.G47])+3;4)" office:value-type="string" office:string-value="41A4" calcext:value-type="string">
            <text:p>41A4</text:p>
          </table:table-cell>
        </table:table-row>
        <table:table-row table:style-name="ro1">
          <table:table-cell table:style-name="ce193"/>
          <table:table-cell table:style-name="ce199" table:formula="of:=DEC2HEX(HEX2DEC([.B48])+3;4)" office:value-type="string" office:string-value="13C7" calcext:value-type="string">
            <text:p>13C7</text:p>
          </table:table-cell>
          <table:table-cell table:style-name="ce199" table:formula="of:=DEC2HEX(HEX2DEC([.C48])+3;4)" office:value-type="string" office:string-value="40A7" calcext:value-type="string">
            <text:p>40A7</text:p>
          </table:table-cell>
          <table:table-cell/>
          <table:table-cell table:style-name="ce193"/>
          <table:table-cell table:style-name="ce199" table:formula="of:=DEC2HEX(HEX2DEC([.F48])+3;4)" office:value-type="string" office:string-value="2787" calcext:value-type="string">
            <text:p>2787</text:p>
          </table:table-cell>
          <table:table-cell table:style-name="ce199" table:formula="of:=DEC2HEX(HEX2DEC([.G48])+3;4)" office:value-type="string" office:string-value="41A7" calcext:value-type="string">
            <text:p>41A7</text:p>
          </table:table-cell>
        </table:table-row>
        <table:table-row table:style-name="ro1">
          <table:table-cell table:style-name="ce193"/>
          <table:table-cell table:style-name="ce199" table:formula="of:=DEC2HEX(HEX2DEC([.B49])+3;4)" office:value-type="string" office:string-value="13CA" calcext:value-type="string">
            <text:p>13CA</text:p>
          </table:table-cell>
          <table:table-cell table:style-name="ce199" table:formula="of:=DEC2HEX(HEX2DEC([.C49])+3;4)" office:value-type="string" office:string-value="40AA" calcext:value-type="string">
            <text:p>40AA</text:p>
          </table:table-cell>
          <table:table-cell/>
          <table:table-cell table:style-name="ce193"/>
          <table:table-cell table:style-name="ce199" table:formula="of:=DEC2HEX(HEX2DEC([.F49])+3;4)" office:value-type="string" office:string-value="278A" calcext:value-type="string">
            <text:p>278A</text:p>
          </table:table-cell>
          <table:table-cell table:style-name="ce199" table:formula="of:=DEC2HEX(HEX2DEC([.G49])+3;4)" office:value-type="string" office:string-value="41AA" calcext:value-type="string">
            <text:p>41AA</text:p>
          </table:table-cell>
        </table:table-row>
        <table:table-row table:style-name="ro1">
          <table:table-cell table:style-name="ce193"/>
          <table:table-cell table:style-name="ce199" table:formula="of:=DEC2HEX(HEX2DEC([.B50])+3;4)" office:value-type="string" office:string-value="13CD" calcext:value-type="string">
            <text:p>13CD</text:p>
          </table:table-cell>
          <table:table-cell table:style-name="ce199" table:formula="of:=DEC2HEX(HEX2DEC([.C50])+3;4)" office:value-type="string" office:string-value="40AD" calcext:value-type="string">
            <text:p>40AD</text:p>
          </table:table-cell>
          <table:table-cell/>
          <table:table-cell table:style-name="ce193"/>
          <table:table-cell table:style-name="ce199" table:formula="of:=DEC2HEX(HEX2DEC([.F50])+3;4)" office:value-type="string" office:string-value="278D" calcext:value-type="string">
            <text:p>278D</text:p>
          </table:table-cell>
          <table:table-cell table:style-name="ce199" table:formula="of:=DEC2HEX(HEX2DEC([.G50])+3;4)" office:value-type="string" office:string-value="41AD" calcext:value-type="string">
            <text:p>41AD</text:p>
          </table:table-cell>
        </table:table-row>
        <table:table-row table:style-name="ro1">
          <table:table-cell table:style-name="ce193"/>
          <table:table-cell table:style-name="ce199" table:formula="of:=DEC2HEX(HEX2DEC([.B51])+3;4)" office:value-type="string" office:string-value="13D0" calcext:value-type="string">
            <text:p>13D0</text:p>
          </table:table-cell>
          <table:table-cell table:style-name="ce199" table:formula="of:=DEC2HEX(HEX2DEC([.C51])+3;4)" office:value-type="string" office:string-value="40B0" calcext:value-type="string">
            <text:p>40B0</text:p>
          </table:table-cell>
          <table:table-cell/>
          <table:table-cell table:style-name="ce193"/>
          <table:table-cell table:style-name="ce199" table:formula="of:=DEC2HEX(HEX2DEC([.F51])+3;4)" office:value-type="string" office:string-value="2790" calcext:value-type="string">
            <text:p>2790</text:p>
          </table:table-cell>
          <table:table-cell table:style-name="ce199" table:formula="of:=DEC2HEX(HEX2DEC([.G51])+3;4)" office:value-type="string" office:string-value="41B0" calcext:value-type="string">
            <text:p>41B0</text:p>
          </table:table-cell>
        </table:table-row>
        <table:table-row table:style-name="ro1">
          <table:table-cell table:style-name="ce193"/>
          <table:table-cell table:style-name="ce199" table:formula="of:=DEC2HEX(HEX2DEC([.B52])+3;4)" office:value-type="string" office:string-value="13D3" calcext:value-type="string">
            <text:p>13D3</text:p>
          </table:table-cell>
          <table:table-cell table:style-name="ce199" table:formula="of:=DEC2HEX(HEX2DEC([.C52])+3;4)" office:value-type="string" office:string-value="40B3" calcext:value-type="string">
            <text:p>40B3</text:p>
          </table:table-cell>
          <table:table-cell/>
          <table:table-cell table:style-name="ce193"/>
          <table:table-cell table:style-name="ce199" table:formula="of:=DEC2HEX(HEX2DEC([.F52])+3;4)" office:value-type="string" office:string-value="2793" calcext:value-type="string">
            <text:p>2793</text:p>
          </table:table-cell>
          <table:table-cell table:style-name="ce199" table:formula="of:=DEC2HEX(HEX2DEC([.G52])+3;4)" office:value-type="string" office:string-value="41B3" calcext:value-type="string">
            <text:p>41B3</text:p>
          </table:table-cell>
        </table:table-row>
        <table:table-row table:style-name="ro1">
          <table:table-cell table:style-name="ce193"/>
          <table:table-cell table:style-name="ce199" table:formula="of:=DEC2HEX(HEX2DEC([.B53])+3;4)" office:value-type="string" office:string-value="13D6" calcext:value-type="string">
            <text:p>13D6</text:p>
          </table:table-cell>
          <table:table-cell table:style-name="ce199" table:formula="of:=DEC2HEX(HEX2DEC([.C53])+3;4)" office:value-type="string" office:string-value="40B6" calcext:value-type="string">
            <text:p>40B6</text:p>
          </table:table-cell>
          <table:table-cell/>
          <table:table-cell table:style-name="ce193"/>
          <table:table-cell table:style-name="ce199" table:formula="of:=DEC2HEX(HEX2DEC([.F53])+3;4)" office:value-type="string" office:string-value="2796" calcext:value-type="string">
            <text:p>2796</text:p>
          </table:table-cell>
          <table:table-cell table:style-name="ce199" table:formula="of:=DEC2HEX(HEX2DEC([.G53])+3;4)" office:value-type="string" office:string-value="41B6" calcext:value-type="string">
            <text:p>41B6</text:p>
          </table:table-cell>
        </table:table-row>
        <table:table-row table:style-name="ro1">
          <table:table-cell table:style-name="ce193"/>
          <table:table-cell table:style-name="ce199" table:formula="of:=DEC2HEX(HEX2DEC([.B54])+3;4)" office:value-type="string" office:string-value="13D9" calcext:value-type="string">
            <text:p>13D9</text:p>
          </table:table-cell>
          <table:table-cell table:style-name="ce199" table:formula="of:=DEC2HEX(HEX2DEC([.C54])+3;4)" office:value-type="string" office:string-value="40B9" calcext:value-type="string">
            <text:p>40B9</text:p>
          </table:table-cell>
          <table:table-cell/>
          <table:table-cell table:style-name="ce193"/>
          <table:table-cell table:style-name="ce199" table:formula="of:=DEC2HEX(HEX2DEC([.F54])+3;4)" office:value-type="string" office:string-value="2799" calcext:value-type="string">
            <text:p>2799</text:p>
          </table:table-cell>
          <table:table-cell table:style-name="ce199" table:formula="of:=DEC2HEX(HEX2DEC([.G54])+3;4)" office:value-type="string" office:string-value="41B9" calcext:value-type="string">
            <text:p>41B9</text:p>
          </table:table-cell>
        </table:table-row>
        <table:table-row table:style-name="ro1">
          <table:table-cell table:style-name="ce193"/>
          <table:table-cell table:style-name="ce199" table:formula="of:=DEC2HEX(HEX2DEC([.B55])+3;4)" office:value-type="string" office:string-value="13DC" calcext:value-type="string">
            <text:p>13DC</text:p>
          </table:table-cell>
          <table:table-cell table:style-name="ce199" table:formula="of:=DEC2HEX(HEX2DEC([.C55])+3;4)" office:value-type="string" office:string-value="40BC" calcext:value-type="string">
            <text:p>40BC</text:p>
          </table:table-cell>
          <table:table-cell/>
          <table:table-cell table:style-name="ce193"/>
          <table:table-cell table:style-name="ce199" table:formula="of:=DEC2HEX(HEX2DEC([.F55])+3;4)" office:value-type="string" office:string-value="279C" calcext:value-type="string">
            <text:p>279C</text:p>
          </table:table-cell>
          <table:table-cell table:style-name="ce199" table:formula="of:=DEC2HEX(HEX2DEC([.G55])+3;4)" office:value-type="string" office:string-value="41BC" calcext:value-type="string">
            <text:p>41BC</text:p>
          </table:table-cell>
        </table:table-row>
        <table:table-row table:style-name="ro1">
          <table:table-cell table:style-name="ce193"/>
          <table:table-cell table:style-name="ce199" table:formula="of:=DEC2HEX(HEX2DEC([.B56])+3;4)" office:value-type="string" office:string-value="13DF" calcext:value-type="string">
            <text:p>13DF</text:p>
          </table:table-cell>
          <table:table-cell table:style-name="ce199" table:formula="of:=DEC2HEX(HEX2DEC([.C56])+3;4)" office:value-type="string" office:string-value="40BF" calcext:value-type="string">
            <text:p>40BF</text:p>
          </table:table-cell>
          <table:table-cell/>
          <table:table-cell table:style-name="ce193"/>
          <table:table-cell table:style-name="ce199" table:formula="of:=DEC2HEX(HEX2DEC([.F56])+3;4)" office:value-type="string" office:string-value="279F" calcext:value-type="string">
            <text:p>279F</text:p>
          </table:table-cell>
          <table:table-cell table:style-name="ce199" table:formula="of:=DEC2HEX(HEX2DEC([.G56])+3;4)" office:value-type="string" office:string-value="41BF" calcext:value-type="string">
            <text:p>41BF</text:p>
          </table:table-cell>
        </table:table-row>
        <table:table-row table:style-name="ro1">
          <table:table-cell table:style-name="ce193"/>
          <table:table-cell table:style-name="ce199" table:formula="of:=DEC2HEX(HEX2DEC([.B57])+3;4)" office:value-type="string" office:string-value="13E2" calcext:value-type="string">
            <text:p>13E2</text:p>
          </table:table-cell>
          <table:table-cell table:style-name="ce199" table:formula="of:=DEC2HEX(HEX2DEC([.C57])+3;4)" office:value-type="string" office:string-value="40C2" calcext:value-type="string">
            <text:p>40C2</text:p>
          </table:table-cell>
          <table:table-cell/>
          <table:table-cell table:style-name="ce193"/>
          <table:table-cell table:style-name="ce199" table:formula="of:=DEC2HEX(HEX2DEC([.F57])+3;4)" office:value-type="string" office:string-value="27A2" calcext:value-type="string">
            <text:p>27A2</text:p>
          </table:table-cell>
          <table:table-cell table:style-name="ce199" table:formula="of:=DEC2HEX(HEX2DEC([.G57])+3;4)" office:value-type="string" office:string-value="41C2" calcext:value-type="string">
            <text:p>41C2</text:p>
          </table:table-cell>
        </table:table-row>
        <table:table-row table:style-name="ro1">
          <table:table-cell table:style-name="ce193"/>
          <table:table-cell table:style-name="ce199" table:formula="of:=DEC2HEX(HEX2DEC([.B58])+3;4)" office:value-type="string" office:string-value="13E5" calcext:value-type="string">
            <text:p>13E5</text:p>
          </table:table-cell>
          <table:table-cell table:style-name="ce199" table:formula="of:=DEC2HEX(HEX2DEC([.C58])+3;4)" office:value-type="string" office:string-value="40C5" calcext:value-type="string">
            <text:p>40C5</text:p>
          </table:table-cell>
          <table:table-cell/>
          <table:table-cell table:style-name="ce193"/>
          <table:table-cell table:style-name="ce199" table:formula="of:=DEC2HEX(HEX2DEC([.F58])+3;4)" office:value-type="string" office:string-value="27A5" calcext:value-type="string">
            <text:p>27A5</text:p>
          </table:table-cell>
          <table:table-cell table:style-name="ce199" table:formula="of:=DEC2HEX(HEX2DEC([.G58])+3;4)" office:value-type="string" office:string-value="41C5" calcext:value-type="string">
            <text:p>41C5</text:p>
          </table:table-cell>
        </table:table-row>
        <table:table-row table:style-name="ro1">
          <table:table-cell table:style-name="ce193"/>
          <table:table-cell table:style-name="ce199" table:formula="of:=DEC2HEX(HEX2DEC([.B59])+3;4)" office:value-type="string" office:string-value="13E8" calcext:value-type="string">
            <text:p>13E8</text:p>
          </table:table-cell>
          <table:table-cell table:style-name="ce199" table:formula="of:=DEC2HEX(HEX2DEC([.C59])+3;4)" office:value-type="string" office:string-value="40C8" calcext:value-type="string">
            <text:p>40C8</text:p>
          </table:table-cell>
          <table:table-cell/>
          <table:table-cell table:style-name="ce193"/>
          <table:table-cell table:style-name="ce199" table:formula="of:=DEC2HEX(HEX2DEC([.F59])+3;4)" office:value-type="string" office:string-value="27A8" calcext:value-type="string">
            <text:p>27A8</text:p>
          </table:table-cell>
          <table:table-cell table:style-name="ce199" table:formula="of:=DEC2HEX(HEX2DEC([.G59])+3;4)" office:value-type="string" office:string-value="41C8" calcext:value-type="string">
            <text:p>41C8</text:p>
          </table:table-cell>
        </table:table-row>
        <table:table-row table:style-name="ro1">
          <table:table-cell table:style-name="ce193"/>
          <table:table-cell table:style-name="ce199" table:formula="of:=DEC2HEX(HEX2DEC([.B60])+3;4)" office:value-type="string" office:string-value="13EB" calcext:value-type="string">
            <text:p>13EB</text:p>
          </table:table-cell>
          <table:table-cell table:style-name="ce199" table:formula="of:=DEC2HEX(HEX2DEC([.C60])+3;4)" office:value-type="string" office:string-value="40CB" calcext:value-type="string">
            <text:p>40CB</text:p>
          </table:table-cell>
          <table:table-cell/>
          <table:table-cell table:style-name="ce193"/>
          <table:table-cell table:style-name="ce199" table:formula="of:=DEC2HEX(HEX2DEC([.F60])+3;4)" office:value-type="string" office:string-value="27AB" calcext:value-type="string">
            <text:p>27AB</text:p>
          </table:table-cell>
          <table:table-cell table:style-name="ce199" table:formula="of:=DEC2HEX(HEX2DEC([.G60])+3;4)" office:value-type="string" office:string-value="41CB" calcext:value-type="string">
            <text:p>41CB</text:p>
          </table:table-cell>
        </table:table-row>
        <table:table-row table:style-name="ro1">
          <table:table-cell table:style-name="ce193"/>
          <table:table-cell table:style-name="ce199" table:formula="of:=DEC2HEX(HEX2DEC([.B61])+3;4)" office:value-type="string" office:string-value="13EE" calcext:value-type="string">
            <text:p>13EE</text:p>
          </table:table-cell>
          <table:table-cell table:style-name="ce199" table:formula="of:=DEC2HEX(HEX2DEC([.C61])+3;4)" office:value-type="string" office:string-value="40CE" calcext:value-type="string">
            <text:p>40CE</text:p>
          </table:table-cell>
          <table:table-cell/>
          <table:table-cell table:style-name="ce193"/>
          <table:table-cell table:style-name="ce199" table:formula="of:=DEC2HEX(HEX2DEC([.F61])+3;4)" office:value-type="string" office:string-value="27AE" calcext:value-type="string">
            <text:p>27AE</text:p>
          </table:table-cell>
          <table:table-cell table:style-name="ce199" table:formula="of:=DEC2HEX(HEX2DEC([.G61])+3;4)" office:value-type="string" office:string-value="41CE" calcext:value-type="string">
            <text:p>41CE</text:p>
          </table:table-cell>
        </table:table-row>
        <table:table-row table:style-name="ro1">
          <table:table-cell table:style-name="ce193"/>
          <table:table-cell table:style-name="ce199" table:formula="of:=DEC2HEX(HEX2DEC([.B62])+3;4)" office:value-type="string" office:string-value="13F1" calcext:value-type="string">
            <text:p>13F1</text:p>
          </table:table-cell>
          <table:table-cell table:style-name="ce199" table:formula="of:=DEC2HEX(HEX2DEC([.C62])+3;4)" office:value-type="string" office:string-value="40D1" calcext:value-type="string">
            <text:p>40D1</text:p>
          </table:table-cell>
          <table:table-cell/>
          <table:table-cell table:style-name="ce193"/>
          <table:table-cell table:style-name="ce199" table:formula="of:=DEC2HEX(HEX2DEC([.F62])+3;4)" office:value-type="string" office:string-value="27B1" calcext:value-type="string">
            <text:p>27B1</text:p>
          </table:table-cell>
          <table:table-cell table:style-name="ce199" table:formula="of:=DEC2HEX(HEX2DEC([.G62])+3;4)" office:value-type="string" office:string-value="41D1" calcext:value-type="string">
            <text:p>41D1</text:p>
          </table:table-cell>
        </table:table-row>
        <table:table-row table:style-name="ro1">
          <table:table-cell table:style-name="ce193"/>
          <table:table-cell table:style-name="ce199" table:formula="of:=DEC2HEX(HEX2DEC([.B63])+3;4)" office:value-type="string" office:string-value="13F4" calcext:value-type="string">
            <text:p>13F4</text:p>
          </table:table-cell>
          <table:table-cell table:style-name="ce199" table:formula="of:=DEC2HEX(HEX2DEC([.C63])+3;4)" office:value-type="string" office:string-value="40D4" calcext:value-type="string">
            <text:p>40D4</text:p>
          </table:table-cell>
          <table:table-cell/>
          <table:table-cell table:style-name="ce193"/>
          <table:table-cell table:style-name="ce199" table:formula="of:=DEC2HEX(HEX2DEC([.F63])+3;4)" office:value-type="string" office:string-value="27B4" calcext:value-type="string">
            <text:p>27B4</text:p>
          </table:table-cell>
          <table:table-cell table:style-name="ce199" table:formula="of:=DEC2HEX(HEX2DEC([.G63])+3;4)" office:value-type="string" office:string-value="41D4" calcext:value-type="string">
            <text:p>41D4</text:p>
          </table:table-cell>
        </table:table-row>
        <table:table-row table:style-name="ro1">
          <table:table-cell table:style-name="ce193"/>
          <table:table-cell table:style-name="ce199" table:formula="of:=DEC2HEX(HEX2DEC([.B64])+3;4)" office:value-type="string" office:string-value="13F7" calcext:value-type="string">
            <text:p>13F7</text:p>
          </table:table-cell>
          <table:table-cell table:style-name="ce199" table:formula="of:=DEC2HEX(HEX2DEC([.C64])+3;4)" office:value-type="string" office:string-value="40D7" calcext:value-type="string">
            <text:p>40D7</text:p>
          </table:table-cell>
          <table:table-cell/>
          <table:table-cell table:style-name="ce193"/>
          <table:table-cell table:style-name="ce199" table:formula="of:=DEC2HEX(HEX2DEC([.F64])+3;4)" office:value-type="string" office:string-value="27B7" calcext:value-type="string">
            <text:p>27B7</text:p>
          </table:table-cell>
          <table:table-cell table:style-name="ce199" table:formula="of:=DEC2HEX(HEX2DEC([.G64])+3;4)" office:value-type="string" office:string-value="41D7" calcext:value-type="string">
            <text:p>41D7</text:p>
          </table:table-cell>
        </table:table-row>
        <table:table-row table:style-name="ro1">
          <table:table-cell table:style-name="ce193"/>
          <table:table-cell table:style-name="ce199" table:formula="of:=DEC2HEX(HEX2DEC([.B65])+3;4)" office:value-type="string" office:string-value="13FA" calcext:value-type="string">
            <text:p>13FA</text:p>
          </table:table-cell>
          <table:table-cell table:style-name="ce199" table:formula="of:=DEC2HEX(HEX2DEC([.C65])+3;4)" office:value-type="string" office:string-value="40DA" calcext:value-type="string">
            <text:p>40DA</text:p>
          </table:table-cell>
          <table:table-cell/>
          <table:table-cell table:style-name="ce193"/>
          <table:table-cell table:style-name="ce199" table:formula="of:=DEC2HEX(HEX2DEC([.F65])+3;4)" office:value-type="string" office:string-value="27BA" calcext:value-type="string">
            <text:p>27BA</text:p>
          </table:table-cell>
          <table:table-cell table:style-name="ce199" table:formula="of:=DEC2HEX(HEX2DEC([.G65])+3;4)" office:value-type="string" office:string-value="41DA" calcext:value-type="string">
            <text:p>41DA</text:p>
          </table:table-cell>
        </table:table-row>
        <table:table-row table:style-name="ro1">
          <table:table-cell table:style-name="ce193"/>
          <table:table-cell table:style-name="ce199" table:formula="of:=DEC2HEX(HEX2DEC([.B66])+3;4)" office:value-type="string" office:string-value="13FD" calcext:value-type="string">
            <text:p>13FD</text:p>
          </table:table-cell>
          <table:table-cell table:style-name="ce199" table:formula="of:=DEC2HEX(HEX2DEC([.C66])+3;4)" office:value-type="string" office:string-value="40DD" calcext:value-type="string">
            <text:p>40DD</text:p>
          </table:table-cell>
          <table:table-cell/>
          <table:table-cell table:style-name="ce193"/>
          <table:table-cell table:style-name="ce199" table:formula="of:=DEC2HEX(HEX2DEC([.F66])+3;4)" office:value-type="string" office:string-value="27BD" calcext:value-type="string">
            <text:p>27BD</text:p>
          </table:table-cell>
          <table:table-cell table:style-name="ce199" table:formula="of:=DEC2HEX(HEX2DEC([.G66])+3;4)" office:value-type="string" office:string-value="41DD" calcext:value-type="string">
            <text:p>41DD</text:p>
          </table:table-cell>
        </table:table-row>
        <table:table-row table:style-name="ro1">
          <table:table-cell table:style-name="ce193"/>
          <table:table-cell table:style-name="ce199" table:formula="of:=DEC2HEX(HEX2DEC([.B67])+3;4)" office:value-type="string" office:string-value="1400" calcext:value-type="string">
            <text:p>1400</text:p>
          </table:table-cell>
          <table:table-cell table:style-name="ce199" table:formula="of:=DEC2HEX(HEX2DEC([.C67])+3;4)" office:value-type="string" office:string-value="40E0" calcext:value-type="string">
            <text:p>40E0</text:p>
          </table:table-cell>
          <table:table-cell/>
          <table:table-cell table:style-name="ce193"/>
          <table:table-cell table:style-name="ce199" table:formula="of:=DEC2HEX(HEX2DEC([.F67])+3;4)" office:value-type="string" office:string-value="27C0" calcext:value-type="string">
            <text:p>27C0</text:p>
          </table:table-cell>
          <table:table-cell table:style-name="ce199" table:formula="of:=DEC2HEX(HEX2DEC([.G67])+3;4)" office:value-type="string" office:string-value="41E0" calcext:value-type="string">
            <text:p>41E0</text:p>
          </table:table-cell>
        </table:table-row>
        <table:table-row table:style-name="ro1">
          <table:table-cell table:style-name="ce193"/>
          <table:table-cell table:style-name="ce199" table:formula="of:=DEC2HEX(HEX2DEC([.B68])+3;4)" office:value-type="string" office:string-value="1403" calcext:value-type="string">
            <text:p>1403</text:p>
          </table:table-cell>
          <table:table-cell table:style-name="ce199" table:formula="of:=DEC2HEX(HEX2DEC([.C68])+3;4)" office:value-type="string" office:string-value="40E3" calcext:value-type="string">
            <text:p>40E3</text:p>
          </table:table-cell>
          <table:table-cell/>
          <table:table-cell table:style-name="ce193"/>
          <table:table-cell table:style-name="ce199" table:formula="of:=DEC2HEX(HEX2DEC([.F68])+3;4)" office:value-type="string" office:string-value="27C3" calcext:value-type="string">
            <text:p>27C3</text:p>
          </table:table-cell>
          <table:table-cell table:style-name="ce199" table:formula="of:=DEC2HEX(HEX2DEC([.G68])+3;4)" office:value-type="string" office:string-value="41E3" calcext:value-type="string">
            <text:p>41E3</text:p>
          </table:table-cell>
        </table:table-row>
        <table:table-row table:style-name="ro1">
          <table:table-cell table:style-name="ce193"/>
          <table:table-cell table:style-name="ce199" table:formula="of:=DEC2HEX(HEX2DEC([.B69])+3;4)" office:value-type="string" office:string-value="1406" calcext:value-type="string">
            <text:p>1406</text:p>
          </table:table-cell>
          <table:table-cell table:style-name="ce199" table:formula="of:=DEC2HEX(HEX2DEC([.C69])+3;4)" office:value-type="string" office:string-value="40E6" calcext:value-type="string">
            <text:p>40E6</text:p>
          </table:table-cell>
          <table:table-cell/>
          <table:table-cell table:style-name="ce193"/>
          <table:table-cell table:style-name="ce199" table:formula="of:=DEC2HEX(HEX2DEC([.F69])+3;4)" office:value-type="string" office:string-value="27C6" calcext:value-type="string">
            <text:p>27C6</text:p>
          </table:table-cell>
          <table:table-cell table:style-name="ce199" table:formula="of:=DEC2HEX(HEX2DEC([.G69])+3;4)" office:value-type="string" office:string-value="41E6" calcext:value-type="string">
            <text:p>41E6</text:p>
          </table:table-cell>
        </table:table-row>
        <table:table-row table:style-name="ro1">
          <table:table-cell table:style-name="ce193"/>
          <table:table-cell table:style-name="ce199" table:formula="of:=DEC2HEX(HEX2DEC([.B70])+3;4)" office:value-type="string" office:string-value="1409" calcext:value-type="string">
            <text:p>1409</text:p>
          </table:table-cell>
          <table:table-cell table:style-name="ce199" table:formula="of:=DEC2HEX(HEX2DEC([.C70])+3;4)" office:value-type="string" office:string-value="40E9" calcext:value-type="string">
            <text:p>40E9</text:p>
          </table:table-cell>
          <table:table-cell/>
          <table:table-cell table:style-name="ce193"/>
          <table:table-cell table:style-name="ce199" table:formula="of:=DEC2HEX(HEX2DEC([.F70])+3;4)" office:value-type="string" office:string-value="27C9" calcext:value-type="string">
            <text:p>27C9</text:p>
          </table:table-cell>
          <table:table-cell table:style-name="ce199" table:formula="of:=DEC2HEX(HEX2DEC([.G70])+3;4)" office:value-type="string" office:string-value="41E9" calcext:value-type="string">
            <text:p>41E9</text:p>
          </table:table-cell>
        </table:table-row>
        <table:table-row table:style-name="ro1">
          <table:table-cell table:style-name="ce193"/>
          <table:table-cell table:style-name="ce199" table:formula="of:=DEC2HEX(HEX2DEC([.B71])+3;4)" office:value-type="string" office:string-value="140C" calcext:value-type="string">
            <text:p>140C</text:p>
          </table:table-cell>
          <table:table-cell table:style-name="ce199" table:formula="of:=DEC2HEX(HEX2DEC([.C71])+3;4)" office:value-type="string" office:string-value="40EC" calcext:value-type="string">
            <text:p>40EC</text:p>
          </table:table-cell>
          <table:table-cell/>
          <table:table-cell table:style-name="ce193"/>
          <table:table-cell table:style-name="ce199" table:formula="of:=DEC2HEX(HEX2DEC([.F71])+3;4)" office:value-type="string" office:string-value="27CC" calcext:value-type="string">
            <text:p>27CC</text:p>
          </table:table-cell>
          <table:table-cell table:style-name="ce199" table:formula="of:=DEC2HEX(HEX2DEC([.G71])+3;4)" office:value-type="string" office:string-value="41EC" calcext:value-type="string">
            <text:p>41EC</text:p>
          </table:table-cell>
        </table:table-row>
        <table:table-row table:style-name="ro1">
          <table:table-cell table:style-name="ce193"/>
          <table:table-cell table:style-name="ce199" table:formula="of:=DEC2HEX(HEX2DEC([.B72])+3;4)" office:value-type="string" office:string-value="140F" calcext:value-type="string">
            <text:p>140F</text:p>
          </table:table-cell>
          <table:table-cell table:style-name="ce199" table:formula="of:=DEC2HEX(HEX2DEC([.C72])+3;4)" office:value-type="string" office:string-value="40EF" calcext:value-type="string">
            <text:p>40EF</text:p>
          </table:table-cell>
          <table:table-cell/>
          <table:table-cell table:style-name="ce193"/>
          <table:table-cell table:style-name="ce199" table:formula="of:=DEC2HEX(HEX2DEC([.F72])+3;4)" office:value-type="string" office:string-value="27CF" calcext:value-type="string">
            <text:p>27CF</text:p>
          </table:table-cell>
          <table:table-cell table:style-name="ce199" table:formula="of:=DEC2HEX(HEX2DEC([.G72])+3;4)" office:value-type="string" office:string-value="41EF" calcext:value-type="string">
            <text:p>41EF</text:p>
          </table:table-cell>
        </table:table-row>
        <table:table-row table:style-name="ro1">
          <table:table-cell table:style-name="ce193"/>
          <table:table-cell table:style-name="ce199" table:formula="of:=DEC2HEX(HEX2DEC([.B73])+3;4)" office:value-type="string" office:string-value="1412" calcext:value-type="string">
            <text:p>1412</text:p>
          </table:table-cell>
          <table:table-cell table:style-name="ce199" table:formula="of:=DEC2HEX(HEX2DEC([.C73])+3;4)" office:value-type="string" office:string-value="40F2" calcext:value-type="string">
            <text:p>40F2</text:p>
          </table:table-cell>
          <table:table-cell/>
          <table:table-cell table:style-name="ce193"/>
          <table:table-cell table:style-name="ce199" table:formula="of:=DEC2HEX(HEX2DEC([.F73])+3;4)" office:value-type="string" office:string-value="27D2" calcext:value-type="string">
            <text:p>27D2</text:p>
          </table:table-cell>
          <table:table-cell table:style-name="ce199" table:formula="of:=DEC2HEX(HEX2DEC([.G73])+3;4)" office:value-type="string" office:string-value="41F2" calcext:value-type="string">
            <text:p>41F2</text:p>
          </table:table-cell>
        </table:table-row>
        <table:table-row table:style-name="ro1">
          <table:table-cell table:style-name="ce193"/>
          <table:table-cell table:style-name="ce199" table:formula="of:=DEC2HEX(HEX2DEC([.B74])+3;4)" office:value-type="string" office:string-value="1415" calcext:value-type="string">
            <text:p>1415</text:p>
          </table:table-cell>
          <table:table-cell table:style-name="ce199" table:formula="of:=DEC2HEX(HEX2DEC([.C74])+3;4)" office:value-type="string" office:string-value="40F5" calcext:value-type="string">
            <text:p>40F5</text:p>
          </table:table-cell>
          <table:table-cell/>
          <table:table-cell table:style-name="ce193"/>
          <table:table-cell table:style-name="ce199" table:formula="of:=DEC2HEX(HEX2DEC([.F74])+3;4)" office:value-type="string" office:string-value="27D5" calcext:value-type="string">
            <text:p>27D5</text:p>
          </table:table-cell>
          <table:table-cell table:style-name="ce199" table:formula="of:=DEC2HEX(HEX2DEC([.G74])+3;4)" office:value-type="string" office:string-value="41F5" calcext:value-type="string">
            <text:p>41F5</text:p>
          </table:table-cell>
        </table:table-row>
        <table:table-row table:style-name="ro1">
          <table:table-cell table:style-name="ce193"/>
          <table:table-cell table:style-name="ce199" table:formula="of:=DEC2HEX(HEX2DEC([.B75])+3;4)" office:value-type="string" office:string-value="1418" calcext:value-type="string">
            <text:p>1418</text:p>
          </table:table-cell>
          <table:table-cell table:style-name="ce199" table:formula="of:=DEC2HEX(HEX2DEC([.C75])+3;4)" office:value-type="string" office:string-value="40F8" calcext:value-type="string">
            <text:p>40F8</text:p>
          </table:table-cell>
          <table:table-cell/>
          <table:table-cell table:style-name="ce193"/>
          <table:table-cell table:style-name="ce199" table:formula="of:=DEC2HEX(HEX2DEC([.F75])+3;4)" office:value-type="string" office:string-value="27D8" calcext:value-type="string">
            <text:p>27D8</text:p>
          </table:table-cell>
          <table:table-cell table:style-name="ce199" table:formula="of:=DEC2HEX(HEX2DEC([.G75])+3;4)" office:value-type="string" office:string-value="41F8" calcext:value-type="string">
            <text:p>41F8</text:p>
          </table:table-cell>
        </table:table-row>
        <table:table-row table:style-name="ro1">
          <table:table-cell table:style-name="ce193"/>
          <table:table-cell table:style-name="ce199" table:formula="of:=DEC2HEX(HEX2DEC([.B76])+3;4)" office:value-type="string" office:string-value="141B" calcext:value-type="string">
            <text:p>141B</text:p>
          </table:table-cell>
          <table:table-cell table:style-name="ce199" table:formula="of:=DEC2HEX(HEX2DEC([.C76])+3;4)" office:value-type="string" office:string-value="40FB" calcext:value-type="string">
            <text:p>40FB</text:p>
          </table:table-cell>
          <table:table-cell/>
          <table:table-cell table:style-name="ce193"/>
          <table:table-cell table:style-name="ce199" table:formula="of:=DEC2HEX(HEX2DEC([.F76])+3;4)" office:value-type="string" office:string-value="27DB" calcext:value-type="string">
            <text:p>27DB</text:p>
          </table:table-cell>
          <table:table-cell table:style-name="ce199" table:formula="of:=DEC2HEX(HEX2DEC([.G76])+3;4)" office:value-type="string" office:string-value="41FB" calcext:value-type="string">
            <text:p>41FB</text:p>
          </table:table-cell>
        </table:table-row>
        <table:table-row table:style-name="ro1">
          <table:table-cell table:style-name="ce193"/>
          <table:table-cell table:style-name="ce199" table:formula="of:=DEC2HEX(HEX2DEC([.B77])+3;4)" office:value-type="string" office:string-value="141E" calcext:value-type="string">
            <text:p>141E</text:p>
          </table:table-cell>
          <table:table-cell table:style-name="ce199" table:formula="of:=DEC2HEX(HEX2DEC([.C77])+3;4)" office:value-type="string" office:string-value="40FE" calcext:value-type="string">
            <text:p>40FE</text:p>
          </table:table-cell>
          <table:table-cell/>
          <table:table-cell table:style-name="ce193"/>
          <table:table-cell table:style-name="ce199" table:formula="of:=DEC2HEX(HEX2DEC([.F77])+3;4)" office:value-type="string" office:string-value="27DE" calcext:value-type="string">
            <text:p>27DE</text:p>
          </table:table-cell>
          <table:table-cell table:style-name="ce199" table:formula="of:=DEC2HEX(HEX2DEC([.G77])+3;4)" office:value-type="string" office:string-value="41FE" calcext:value-type="string">
            <text:p>41FE</text:p>
          </table:table-cell>
        </table:table-row>
        <table:table-row table:style-name="ro1">
          <table:table-cell table:style-name="ce193"/>
          <table:table-cell table:style-name="ce199" table:formula="of:=DEC2HEX(HEX2DEC([.B78])+3;4)" office:value-type="string" office:string-value="1421" calcext:value-type="string">
            <text:p>1421</text:p>
          </table:table-cell>
          <table:table-cell table:style-name="ce199" table:formula="of:=DEC2HEX(HEX2DEC([.C78])+3;4)" office:value-type="string" office:string-value="4101" calcext:value-type="string">
            <text:p>4101</text:p>
          </table:table-cell>
          <table:table-cell/>
          <table:table-cell table:style-name="ce193"/>
          <table:table-cell table:style-name="ce199" table:formula="of:=DEC2HEX(HEX2DEC([.F78])+3;4)" office:value-type="string" office:string-value="27E1" calcext:value-type="string">
            <text:p>27E1</text:p>
          </table:table-cell>
          <table:table-cell table:style-name="ce199" table:formula="of:=DEC2HEX(HEX2DEC([.G78])+3;4)" office:value-type="string" office:string-value="4201" calcext:value-type="string">
            <text:p>4201</text:p>
          </table:table-cell>
        </table:table-row>
        <table:table-row table:style-name="ro1">
          <table:table-cell table:style-name="ce193"/>
          <table:table-cell table:style-name="ce199" table:formula="of:=DEC2HEX(HEX2DEC([.B79])+3;4)" office:value-type="string" office:string-value="1424" calcext:value-type="string">
            <text:p>1424</text:p>
          </table:table-cell>
          <table:table-cell table:style-name="ce199" table:formula="of:=DEC2HEX(HEX2DEC([.C79])+3;4)" office:value-type="string" office:string-value="4104" calcext:value-type="string">
            <text:p>4104</text:p>
          </table:table-cell>
          <table:table-cell/>
          <table:table-cell table:style-name="ce193"/>
          <table:table-cell table:style-name="ce199" table:formula="of:=DEC2HEX(HEX2DEC([.F79])+3;4)" office:value-type="string" office:string-value="27E4" calcext:value-type="string">
            <text:p>27E4</text:p>
          </table:table-cell>
          <table:table-cell table:style-name="ce199" table:formula="of:=DEC2HEX(HEX2DEC([.G79])+3;4)" office:value-type="string" office:string-value="4204" calcext:value-type="string">
            <text:p>4204</text:p>
          </table:table-cell>
        </table:table-row>
        <table:table-row table:style-name="ro1">
          <table:table-cell table:style-name="ce193"/>
          <table:table-cell table:style-name="ce199" table:formula="of:=DEC2HEX(HEX2DEC([.B80])+3;4)" office:value-type="string" office:string-value="1427" calcext:value-type="string">
            <text:p>1427</text:p>
          </table:table-cell>
          <table:table-cell table:style-name="ce199" table:formula="of:=DEC2HEX(HEX2DEC([.C80])+3;4)" office:value-type="string" office:string-value="4107" calcext:value-type="string">
            <text:p>4107</text:p>
          </table:table-cell>
          <table:table-cell/>
          <table:table-cell table:style-name="ce193"/>
          <table:table-cell table:style-name="ce199" table:formula="of:=DEC2HEX(HEX2DEC([.F80])+3;4)" office:value-type="string" office:string-value="27E7" calcext:value-type="string">
            <text:p>27E7</text:p>
          </table:table-cell>
          <table:table-cell table:style-name="ce199" table:formula="of:=DEC2HEX(HEX2DEC([.G80])+3;4)" office:value-type="string" office:string-value="4207" calcext:value-type="string">
            <text:p>4207</text:p>
          </table:table-cell>
        </table:table-row>
        <table:table-row table:style-name="ro1">
          <table:table-cell table:style-name="ce193"/>
          <table:table-cell table:style-name="ce199" table:formula="of:=DEC2HEX(HEX2DEC([.B81])+3;4)" office:value-type="string" office:string-value="142A" calcext:value-type="string">
            <text:p>142A</text:p>
          </table:table-cell>
          <table:table-cell table:style-name="ce199" table:formula="of:=DEC2HEX(HEX2DEC([.C81])+3;4)" office:value-type="string" office:string-value="410A" calcext:value-type="string">
            <text:p>410A</text:p>
          </table:table-cell>
          <table:table-cell/>
          <table:table-cell table:style-name="ce193"/>
          <table:table-cell table:style-name="ce199" table:formula="of:=DEC2HEX(HEX2DEC([.F81])+3;4)" office:value-type="string" office:string-value="27EA" calcext:value-type="string">
            <text:p>27EA</text:p>
          </table:table-cell>
          <table:table-cell table:style-name="ce199" table:formula="of:=DEC2HEX(HEX2DEC([.G81])+3;4)" office:value-type="string" office:string-value="420A" calcext:value-type="string">
            <text:p>420A</text:p>
          </table:table-cell>
        </table:table-row>
        <table:table-row table:style-name="ro1">
          <table:table-cell table:style-name="ce193"/>
          <table:table-cell table:style-name="ce199" table:formula="of:=DEC2HEX(HEX2DEC([.B82])+3;4)" office:value-type="string" office:string-value="142D" calcext:value-type="string">
            <text:p>142D</text:p>
          </table:table-cell>
          <table:table-cell table:style-name="ce199" table:formula="of:=DEC2HEX(HEX2DEC([.C82])+3;4)" office:value-type="string" office:string-value="410D" calcext:value-type="string">
            <text:p>410D</text:p>
          </table:table-cell>
          <table:table-cell/>
          <table:table-cell table:style-name="ce193"/>
          <table:table-cell table:style-name="ce199" table:formula="of:=DEC2HEX(HEX2DEC([.F82])+3;4)" office:value-type="string" office:string-value="27ED" calcext:value-type="string">
            <text:p>27ED</text:p>
          </table:table-cell>
          <table:table-cell table:style-name="ce199" table:formula="of:=DEC2HEX(HEX2DEC([.G82])+3;4)" office:value-type="string" office:string-value="420D" calcext:value-type="string">
            <text:p>420D</text:p>
          </table:table-cell>
        </table:table-row>
        <table:table-row table:style-name="ro1">
          <table:table-cell table:style-name="ce193"/>
          <table:table-cell table:style-name="ce199" table:formula="of:=DEC2HEX(HEX2DEC([.B83])+3;4)" office:value-type="string" office:string-value="1430" calcext:value-type="string">
            <text:p>1430</text:p>
          </table:table-cell>
          <table:table-cell table:style-name="ce199" table:formula="of:=DEC2HEX(HEX2DEC([.C83])+3;4)" office:value-type="string" office:string-value="4110" calcext:value-type="string">
            <text:p>4110</text:p>
          </table:table-cell>
          <table:table-cell/>
          <table:table-cell table:style-name="ce193"/>
          <table:table-cell table:style-name="ce199" table:formula="of:=DEC2HEX(HEX2DEC([.F83])+3;4)" office:value-type="string" office:string-value="27F0" calcext:value-type="string">
            <text:p>27F0</text:p>
          </table:table-cell>
          <table:table-cell table:style-name="ce199" table:formula="of:=DEC2HEX(HEX2DEC([.G83])+3;4)" office:value-type="string" office:string-value="4210" calcext:value-type="string">
            <text:p>4210</text:p>
          </table:table-cell>
        </table:table-row>
        <table:table-row table:style-name="ro1">
          <table:table-cell table:style-name="ce193"/>
          <table:table-cell table:style-name="ce199" table:formula="of:=DEC2HEX(HEX2DEC([.B84])+3;4)" office:value-type="string" office:string-value="1433" calcext:value-type="string">
            <text:p>1433</text:p>
          </table:table-cell>
          <table:table-cell table:style-name="ce199" table:formula="of:=DEC2HEX(HEX2DEC([.C84])+3;4)" office:value-type="string" office:string-value="4113" calcext:value-type="string">
            <text:p>4113</text:p>
          </table:table-cell>
          <table:table-cell/>
          <table:table-cell table:style-name="ce193"/>
          <table:table-cell table:style-name="ce199" table:formula="of:=DEC2HEX(HEX2DEC([.F84])+3;4)" office:value-type="string" office:string-value="27F3" calcext:value-type="string">
            <text:p>27F3</text:p>
          </table:table-cell>
          <table:table-cell table:style-name="ce199" table:formula="of:=DEC2HEX(HEX2DEC([.G84])+3;4)" office:value-type="string" office:string-value="4213" calcext:value-type="string">
            <text:p>4213</text:p>
          </table:table-cell>
        </table:table-row>
        <table:table-row table:style-name="ro1">
          <table:table-cell table:style-name="ce193"/>
          <table:table-cell table:style-name="ce199" table:formula="of:=DEC2HEX(HEX2DEC([.B85])+3;4)" office:value-type="string" office:string-value="1436" calcext:value-type="string">
            <text:p>1436</text:p>
          </table:table-cell>
          <table:table-cell table:style-name="ce199" table:formula="of:=DEC2HEX(HEX2DEC([.C85])+3;4)" office:value-type="string" office:string-value="4116" calcext:value-type="string">
            <text:p>4116</text:p>
          </table:table-cell>
          <table:table-cell/>
          <table:table-cell table:style-name="ce193"/>
          <table:table-cell table:style-name="ce199" table:formula="of:=DEC2HEX(HEX2DEC([.F85])+3;4)" office:value-type="string" office:string-value="27F6" calcext:value-type="string">
            <text:p>27F6</text:p>
          </table:table-cell>
          <table:table-cell table:style-name="ce199" table:formula="of:=DEC2HEX(HEX2DEC([.G85])+3;4)" office:value-type="string" office:string-value="4216" calcext:value-type="string">
            <text:p>4216</text:p>
          </table:table-cell>
        </table:table-row>
        <table:table-row table:style-name="ro1">
          <table:table-cell table:style-name="ce193"/>
          <table:table-cell table:style-name="ce199" table:formula="of:=DEC2HEX(HEX2DEC([.B86])+3;4)" office:value-type="string" office:string-value="1439" calcext:value-type="string">
            <text:p>1439</text:p>
          </table:table-cell>
          <table:table-cell table:style-name="ce199" table:formula="of:=DEC2HEX(HEX2DEC([.C86])+3;4)" office:value-type="string" office:string-value="4119" calcext:value-type="string">
            <text:p>4119</text:p>
          </table:table-cell>
          <table:table-cell/>
          <table:table-cell table:style-name="ce193"/>
          <table:table-cell table:style-name="ce199" table:formula="of:=DEC2HEX(HEX2DEC([.F86])+3;4)" office:value-type="string" office:string-value="27F9" calcext:value-type="string">
            <text:p>27F9</text:p>
          </table:table-cell>
          <table:table-cell table:style-name="ce199" table:formula="of:=DEC2HEX(HEX2DEC([.G86])+3;4)" office:value-type="string" office:string-value="4219" calcext:value-type="string">
            <text:p>4219</text:p>
          </table:table-cell>
        </table:table-row>
        <table:table-row table:style-name="ro1">
          <table:table-cell table:style-name="ce193"/>
          <table:table-cell table:style-name="ce199" table:formula="of:=DEC2HEX(HEX2DEC([.B87])+3;4)" office:value-type="string" office:string-value="143C" calcext:value-type="string">
            <text:p>143C</text:p>
          </table:table-cell>
          <table:table-cell table:style-name="ce199" table:formula="of:=DEC2HEX(HEX2DEC([.C87])+3;4)" office:value-type="string" office:string-value="411C" calcext:value-type="string">
            <text:p>411C</text:p>
          </table:table-cell>
          <table:table-cell/>
          <table:table-cell table:style-name="ce193"/>
          <table:table-cell table:style-name="ce199" table:formula="of:=DEC2HEX(HEX2DEC([.F87])+3;4)" office:value-type="string" office:string-value="27FC" calcext:value-type="string">
            <text:p>27FC</text:p>
          </table:table-cell>
          <table:table-cell table:style-name="ce199" table:formula="of:=DEC2HEX(HEX2DEC([.G87])+3;4)" office:value-type="string" office:string-value="421C" calcext:value-type="string">
            <text:p>421C</text:p>
          </table:table-cell>
        </table:table-row>
        <table:table-row table:style-name="ro1" table:number-rows-repeated="104848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1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2:00:10.220991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3T19:46:18.939000000</meta:creation-date>
    <dc:date>2022-07-21T18:12:00.197241710</dc:date>
    <meta:editing-duration>P7DT12H46M45S</meta:editing-duration>
    <meta:editing-cycles>187</meta:editing-cycles>
    <meta:generator>LibreOffice/6.4.7.2$Linux_X86_64 LibreOffice_project/40$Build-2</meta:generator>
    <meta:document-statistic meta:table-count="4" meta:cell-count="634" meta:object-count="0"/>
  </office:meta>
</office:document-meta>
</file>